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10-02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35296" calcext:value-type="float">
            <text:p>81.2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292" calcext:value-type="float">
            <text:p>81.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35296" calcext:value-type="float">
            <text:p>81.2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32248" calcext:value-type="float">
            <text:p>81.2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292" calcext:value-type="float">
            <text:p>81.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86528" calcext:value-type="float">
            <text:p>81.1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74336" calcext:value-type="float">
            <text:p>81.1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86528" calcext:value-type="float">
            <text:p>81.1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1396" calcext:value-type="float">
            <text:p>81.2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95672" calcext:value-type="float">
            <text:p>81.1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53" calcext:value-type="float">
            <text:p>81.1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8348" calcext:value-type="float">
            <text:p>81.1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01768" calcext:value-type="float">
            <text:p>81.2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04816" calcext:value-type="float">
            <text:p>81.2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04816" calcext:value-type="float">
            <text:p>81.2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10912" calcext:value-type="float">
            <text:p>81.2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9-16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292" calcext:value-type="float">
            <text:p>81.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1396" calcext:value-type="float">
            <text:p>81.2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04816" calcext:value-type="float">
            <text:p>81.2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8348" calcext:value-type="float">
            <text:p>81.1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6824" calcext:value-type="float">
            <text:p>81.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8348" calcext:value-type="float">
            <text:p>81.1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07864" calcext:value-type="float">
            <text:p>81.2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92624" calcext:value-type="float">
            <text:p>81.1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62144" calcext:value-type="float">
            <text:p>81.1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6824" calcext:value-type="float">
            <text:p>81.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92624" calcext:value-type="float">
            <text:p>81.1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56048" calcext:value-type="float">
            <text:p>81.1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01184" calcext:value-type="float">
            <text:p>81.1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70704" calcext:value-type="float">
            <text:p>81.0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01184" calcext:value-type="float">
            <text:p>81.1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25568" calcext:value-type="float">
            <text:p>81.1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59096" calcext:value-type="float">
            <text:p>81.1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65192" calcext:value-type="float">
            <text:p>81.1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43856" calcext:value-type="float">
            <text:p>81.1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34712" calcext:value-type="float">
            <text:p>81.1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34712" calcext:value-type="float">
            <text:p>81.1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34712" calcext:value-type="float">
            <text:p>81.1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53" calcext:value-type="float">
            <text:p>81.1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43856" calcext:value-type="float">
            <text:p>81.1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2252" calcext:value-type="float">
            <text:p>81.1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16424" calcext:value-type="float">
            <text:p>81.1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13376" calcext:value-type="float">
            <text:p>81.1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28616" calcext:value-type="float">
            <text:p>81.1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34712" calcext:value-type="float">
            <text:p>81.1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16424" calcext:value-type="float">
            <text:p>81.1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98136" calcext:value-type="float">
            <text:p>81.0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13376" calcext:value-type="float">
            <text:p>81.1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04232" calcext:value-type="float">
            <text:p>81.1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0728" calcext:value-type="float">
            <text:p>81.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01184" calcext:value-type="float">
            <text:p>81.1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98136" calcext:value-type="float">
            <text:p>81.0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70704" calcext:value-type="float">
            <text:p>81.0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73752" calcext:value-type="float">
            <text:p>81.0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6156" calcext:value-type="float">
            <text:p>81.0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43272" calcext:value-type="float">
            <text:p>81.0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28032" calcext:value-type="float">
            <text:p>81.0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6156" calcext:value-type="float">
            <text:p>81.0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768" calcext:value-type="float">
            <text:p>81.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82896" calcext:value-type="float">
            <text:p>81.0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67656" calcext:value-type="float">
            <text:p>81.0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64608" calcext:value-type="float">
            <text:p>81.0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9204" calcext:value-type="float">
            <text:p>81.0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0728" calcext:value-type="float">
            <text:p>81.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9204" calcext:value-type="float">
            <text:p>81.0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6156" calcext:value-type="float">
            <text:p>81.0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52416" calcext:value-type="float">
            <text:p>81.0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4632" calcext:value-type="float">
            <text:p>81.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3108" calcext:value-type="float">
            <text:p>81.0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1584" calcext:value-type="float">
            <text:p>81.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34128" calcext:value-type="float">
            <text:p>81.0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18888" calcext:value-type="float">
            <text:p>81.0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006" calcext:value-type="float">
            <text:p>81.0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12792" calcext:value-type="float">
            <text:p>81.0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1584" calcext:value-type="float">
            <text:p>81.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1584" calcext:value-type="float">
            <text:p>81.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94504" calcext:value-type="float">
            <text:p>80.9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09744" calcext:value-type="float">
            <text:p>81.0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18888" calcext:value-type="float">
            <text:p>81.0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76216" calcext:value-type="float">
            <text:p>80.9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76216" calcext:value-type="float">
            <text:p>80.9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8536" calcext:value-type="float">
            <text:p>80.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79264" calcext:value-type="float">
            <text:p>80.9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60976" calcext:value-type="float">
            <text:p>80.9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5488" calcext:value-type="float">
            <text:p>80.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60976" calcext:value-type="float">
            <text:p>80.9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88408" calcext:value-type="float">
            <text:p>80.9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8536" calcext:value-type="float">
            <text:p>80.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91456" calcext:value-type="float">
            <text:p>80.9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79264" calcext:value-type="float">
            <text:p>80.9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60976" calcext:value-type="float">
            <text:p>80.9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79264" calcext:value-type="float">
            <text:p>80.9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8536" calcext:value-type="float">
            <text:p>80.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91456" calcext:value-type="float">
            <text:p>80.9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97552" calcext:value-type="float">
            <text:p>80.9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82312" calcext:value-type="float">
            <text:p>80.9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82312" calcext:value-type="float">
            <text:p>80.9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88408" calcext:value-type="float">
            <text:p>80.9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6-27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91456" calcext:value-type="float">
            <text:p>80.9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006" calcext:value-type="float">
            <text:p>81.0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4632" calcext:value-type="float">
            <text:p>81.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82896" calcext:value-type="float">
            <text:p>81.0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40224" calcext:value-type="float">
            <text:p>81.0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91456" calcext:value-type="float">
            <text:p>80.9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57928" calcext:value-type="float">
            <text:p>80.9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91456" calcext:value-type="float">
            <text:p>80.9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18888" calcext:value-type="float">
            <text:p>81.0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09744" calcext:value-type="float">
            <text:p>81.0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09744" calcext:value-type="float">
            <text:p>81.0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18888" calcext:value-type="float">
            <text:p>81.0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64608" calcext:value-type="float">
            <text:p>81.0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58512" calcext:value-type="float">
            <text:p>81.0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55464" calcext:value-type="float">
            <text:p>81.0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67656" calcext:value-type="float">
            <text:p>81.0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52416" calcext:value-type="float">
            <text:p>81.0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1584" calcext:value-type="float">
            <text:p>81.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8536" calcext:value-type="float">
            <text:p>80.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79264" calcext:value-type="float">
            <text:p>80.9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12792" calcext:value-type="float">
            <text:p>81.0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43272" calcext:value-type="float">
            <text:p>81.0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49368" calcext:value-type="float">
            <text:p>81.0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37176" calcext:value-type="float">
            <text:p>81.0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91456" calcext:value-type="float">
            <text:p>80.9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8536" calcext:value-type="float">
            <text:p>80.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03648" calcext:value-type="float">
            <text:p>81.0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91456" calcext:value-type="float">
            <text:p>80.9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03648" calcext:value-type="float">
            <text:p>81.0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37176" calcext:value-type="float">
            <text:p>81.0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58512" calcext:value-type="float">
            <text:p>81.0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79848" calcext:value-type="float">
            <text:p>81.0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9204" calcext:value-type="float">
            <text:p>81.0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04232" calcext:value-type="float">
            <text:p>81.1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98136" calcext:value-type="float">
            <text:p>81.0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85944" calcext:value-type="float">
            <text:p>81.0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79848" calcext:value-type="float">
            <text:p>81.0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49368" calcext:value-type="float">
            <text:p>81.0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3108" calcext:value-type="float">
            <text:p>81.0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88992" calcext:value-type="float">
            <text:p>81.0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95088" calcext:value-type="float">
            <text:p>81.0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28032" calcext:value-type="float">
            <text:p>81.0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45736" calcext:value-type="float">
            <text:p>80.9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57928" calcext:value-type="float">
            <text:p>80.9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03648" calcext:value-type="float">
            <text:p>81.0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18888" calcext:value-type="float">
            <text:p>81.0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49368" calcext:value-type="float">
            <text:p>81.0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85944" calcext:value-type="float">
            <text:p>81.0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13376" calcext:value-type="float">
            <text:p>81.1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98136" calcext:value-type="float">
            <text:p>81.0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16424" calcext:value-type="float">
            <text:p>81.1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01184" calcext:value-type="float">
            <text:p>81.1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85944" calcext:value-type="float">
            <text:p>81.0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9204" calcext:value-type="float">
            <text:p>81.0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95088" calcext:value-type="float">
            <text:p>81.0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0728" calcext:value-type="float">
            <text:p>81.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88992" calcext:value-type="float">
            <text:p>81.0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64608" calcext:value-type="float">
            <text:p>81.0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0728" calcext:value-type="float">
            <text:p>81.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13376" calcext:value-type="float">
            <text:p>81.1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52416" calcext:value-type="float">
            <text:p>81.0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34712" calcext:value-type="float">
            <text:p>81.1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80432" calcext:value-type="float">
            <text:p>81.1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62144" calcext:value-type="float">
            <text:p>81.1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71288" calcext:value-type="float">
            <text:p>81.1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53" calcext:value-type="float">
            <text:p>81.1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28616" calcext:value-type="float">
            <text:p>81.1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19472" calcext:value-type="float">
            <text:p>81.1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86528" calcext:value-type="float">
            <text:p>81.1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92624" calcext:value-type="float">
            <text:p>81.1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19472" calcext:value-type="float">
            <text:p>81.1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98136" calcext:value-type="float">
            <text:p>81.0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71288" calcext:value-type="float">
            <text:p>81.1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8348" calcext:value-type="float">
            <text:p>81.1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34712" calcext:value-type="float">
            <text:p>81.1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10328" calcext:value-type="float">
            <text:p>81.1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6824" calcext:value-type="float">
            <text:p>81.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292" calcext:value-type="float">
            <text:p>81.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9872" calcext:value-type="float">
            <text:p>81.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74336" calcext:value-type="float">
            <text:p>81.1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1396" calcext:value-type="float">
            <text:p>81.2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23104" calcext:value-type="float">
            <text:p>81.2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07864" calcext:value-type="float">
            <text:p>81.2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53584" calcext:value-type="float">
            <text:p>81.2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5968" calcext:value-type="float">
            <text:p>81.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04816" calcext:value-type="float">
            <text:p>81.2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10328" calcext:value-type="float">
            <text:p>81.1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23104" calcext:value-type="float">
            <text:p>81.2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4444" calcext:value-type="float">
            <text:p>81.2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9872" calcext:value-type="float">
            <text:p>81.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32248" calcext:value-type="float">
            <text:p>81.2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01768" calcext:value-type="float">
            <text:p>81.2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77968" calcext:value-type="float">
            <text:p>81.2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02352" calcext:value-type="float">
            <text:p>81.3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87112" calcext:value-type="float">
            <text:p>81.2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4444" calcext:value-type="float">
            <text:p>81.2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9872" calcext:value-type="float">
            <text:p>81.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65776" calcext:value-type="float">
            <text:p>81.2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04816" calcext:value-type="float">
            <text:p>81.2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68824" calcext:value-type="float">
            <text:p>81.2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53584" calcext:value-type="float">
            <text:p>81.2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47488" calcext:value-type="float">
            <text:p>81.2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3-17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41392" calcext:value-type="float">
            <text:p>81.2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71872" calcext:value-type="float">
            <text:p>81.2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46904" calcext:value-type="float">
            <text:p>81.1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62144" calcext:value-type="float">
            <text:p>81.1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62728" calcext:value-type="float">
            <text:p>81.2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7492" calcext:value-type="float">
            <text:p>81.2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87112" calcext:value-type="float">
            <text:p>81.2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38344" calcext:value-type="float">
            <text:p>81.2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87112" calcext:value-type="float">
            <text:p>81.2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054" calcext:value-type="float">
            <text:p>81.3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02352" calcext:value-type="float">
            <text:p>81.3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99304" calcext:value-type="float">
            <text:p>81.2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41392" calcext:value-type="float">
            <text:p>81.2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53584" calcext:value-type="float">
            <text:p>81.2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02352" calcext:value-type="float">
            <text:p>81.3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72456" calcext:value-type="float">
            <text:p>81.3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93792" calcext:value-type="float">
            <text:p>81.3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77968" calcext:value-type="float">
            <text:p>81.2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32832" calcext:value-type="float">
            <text:p>81.3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23688" calcext:value-type="float">
            <text:p>81.3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26736" calcext:value-type="float">
            <text:p>81.3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9016" calcext:value-type="float">
            <text:p>81.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26736" calcext:value-type="float">
            <text:p>81.3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75504" calcext:value-type="float">
            <text:p>81.3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4256" calcext:value-type="float">
            <text:p>81.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76088" calcext:value-type="float">
            <text:p>81.4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8828" calcext:value-type="float">
            <text:p>81.4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352" calcext:value-type="float">
            <text:p>81.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60848" calcext:value-type="float">
            <text:p>81.4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21224" calcext:value-type="float">
            <text:p>81.4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05984" calcext:value-type="float">
            <text:p>81.4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39512" calcext:value-type="float">
            <text:p>81.4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54752" calcext:value-type="float">
            <text:p>81.4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33416" calcext:value-type="float">
            <text:p>81.4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82184" calcext:value-type="float">
            <text:p>81.4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6568" calcext:value-type="float">
            <text:p>81.5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8828" calcext:value-type="float">
            <text:p>81.4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45608" calcext:value-type="float">
            <text:p>81.4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7304" calcext:value-type="float">
            <text:p>81.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18176" calcext:value-type="float">
            <text:p>81.4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66944" calcext:value-type="float">
            <text:p>81.4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46192" calcext:value-type="float">
            <text:p>81.5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63896" calcext:value-type="float">
            <text:p>81.4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2732" calcext:value-type="float">
            <text:p>81.4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7304" calcext:value-type="float">
            <text:p>81.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578" calcext:value-type="float">
            <text:p>81.4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18176" calcext:value-type="float">
            <text:p>81.4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4256" calcext:value-type="float">
            <text:p>81.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93792" calcext:value-type="float">
            <text:p>81.3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2732" calcext:value-type="float">
            <text:p>81.4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15712" calcext:value-type="float">
            <text:p>81.5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79136" calcext:value-type="float">
            <text:p>81.4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66944" calcext:value-type="float">
            <text:p>81.4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30952" calcext:value-type="float">
            <text:p>81.5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60848" calcext:value-type="float">
            <text:p>81.4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37048" calcext:value-type="float">
            <text:p>81.5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73624" calcext:value-type="float">
            <text:p>81.5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58384" calcext:value-type="float">
            <text:p>81.5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27904" calcext:value-type="float">
            <text:p>81.5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1208" calcext:value-type="float">
            <text:p>81.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76088" calcext:value-type="float">
            <text:p>81.4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24856" calcext:value-type="float">
            <text:p>81.5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7972" calcext:value-type="float">
            <text:p>81.5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34" calcext:value-type="float">
            <text:p>81.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66944" calcext:value-type="float">
            <text:p>81.4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60848" calcext:value-type="float">
            <text:p>81.4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8828" calcext:value-type="float">
            <text:p>81.4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1876" calcext:value-type="float">
            <text:p>81.5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7528" calcext:value-type="float">
            <text:p>81.5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07152" calcext:value-type="float">
            <text:p>81.6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82768" calcext:value-type="float">
            <text:p>81.5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73624" calcext:value-type="float">
            <text:p>81.5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88864" calcext:value-type="float">
            <text:p>81.5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7972" calcext:value-type="float">
            <text:p>81.5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52288" calcext:value-type="float">
            <text:p>81.5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34" calcext:value-type="float">
            <text:p>81.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352" calcext:value-type="float">
            <text:p>81.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76088" calcext:value-type="float">
            <text:p>81.4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8828" calcext:value-type="float">
            <text:p>81.4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91328" calcext:value-type="float">
            <text:p>81.4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97424" calcext:value-type="float">
            <text:p>81.4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58384" calcext:value-type="float">
            <text:p>81.5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9496" calcext:value-type="float">
            <text:p>81.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9344" calcext:value-type="float">
            <text:p>81.6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12-23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7528" calcext:value-type="float">
            <text:p>81.5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448" calcext:value-type="float">
            <text:p>81.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8488" calcext:value-type="float">
            <text:p>81.6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1536" calcext:value-type="float">
            <text:p>81.6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76672" calcext:value-type="float">
            <text:p>81.5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3248" calcext:value-type="float">
            <text:p>81.6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52288" calcext:value-type="float">
            <text:p>81.5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85816" calcext:value-type="float">
            <text:p>81.5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068" calcext:value-type="float">
            <text:p>81.6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3352" calcext:value-type="float">
            <text:p>81.6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2872" calcext:value-type="float">
            <text:p>81.6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85816" calcext:value-type="float">
            <text:p>81.5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82768" calcext:value-type="float">
            <text:p>81.5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43144" calcext:value-type="float">
            <text:p>81.5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34" calcext:value-type="float">
            <text:p>81.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448" calcext:value-type="float">
            <text:p>81.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3728" calcext:value-type="float">
            <text:p>81.6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4688" calcext:value-type="float">
            <text:p>81.7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85816" calcext:value-type="float">
            <text:p>81.5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592" calcext:value-type="float">
            <text:p>81.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5544" calcext:value-type="float">
            <text:p>81.6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8968" calcext:value-type="float">
            <text:p>81.6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1536" calcext:value-type="float">
            <text:p>81.6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9344" calcext:value-type="float">
            <text:p>81.6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98008" calcext:value-type="float">
            <text:p>81.5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76672" calcext:value-type="float">
            <text:p>81.5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91912" calcext:value-type="float">
            <text:p>81.5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91912" calcext:value-type="float">
            <text:p>81.5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58384" calcext:value-type="float">
            <text:p>81.5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88864" calcext:value-type="float">
            <text:p>81.5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6296" calcext:value-type="float">
            <text:p>81.6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91912" calcext:value-type="float">
            <text:p>81.5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43144" calcext:value-type="float">
            <text:p>81.5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82184" calcext:value-type="float">
            <text:p>81.4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55336" calcext:value-type="float">
            <text:p>81.5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82768" calcext:value-type="float">
            <text:p>81.5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91912" calcext:value-type="float">
            <text:p>81.5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068" calcext:value-type="float">
            <text:p>81.6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2392" calcext:value-type="float">
            <text:p>81.6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544" calcext:value-type="float">
            <text:p>81.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3352" calcext:value-type="float">
            <text:p>81.6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8968" calcext:value-type="float">
            <text:p>81.6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04104" calcext:value-type="float">
            <text:p>81.6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116" calcext:value-type="float">
            <text:p>81.6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7736" calcext:value-type="float">
            <text:p>81.7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3832" calcext:value-type="float">
            <text:p>81.7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2496" calcext:value-type="float">
            <text:p>81.6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9344" calcext:value-type="float">
            <text:p>81.6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544" calcext:value-type="float">
            <text:p>81.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6024" calcext:value-type="float">
            <text:p>81.7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1264" calcext:value-type="float">
            <text:p>81.7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8112" calcext:value-type="float">
            <text:p>81.6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7256" calcext:value-type="float">
            <text:p>81.6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068" calcext:value-type="float">
            <text:p>81.6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116" calcext:value-type="float">
            <text:p>81.6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1264" calcext:value-type="float">
            <text:p>81.7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02224" calcext:value-type="float">
            <text:p>81.8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626" calcext:value-type="float">
            <text:p>81.7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9072" calcext:value-type="float">
            <text:p>81.7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65648" calcext:value-type="float">
            <text:p>81.7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3832" calcext:value-type="float">
            <text:p>81.7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4312" calcext:value-type="float">
            <text:p>81.7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65648" calcext:value-type="float">
            <text:p>81.7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6128" calcext:value-type="float">
            <text:p>81.7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7784" calcext:value-type="float">
            <text:p>81.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3456" calcext:value-type="float">
            <text:p>81.7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11368" calcext:value-type="float">
            <text:p>81.8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35752" calcext:value-type="float">
            <text:p>81.8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02224" calcext:value-type="float">
            <text:p>81.8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6504" calcext:value-type="float">
            <text:p>81.7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626" calcext:value-type="float">
            <text:p>81.7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65648" calcext:value-type="float">
            <text:p>81.7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68696" calcext:value-type="float">
            <text:p>81.7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65648" calcext:value-type="float">
            <text:p>81.7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9552" calcext:value-type="float">
            <text:p>81.7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7784" calcext:value-type="float">
            <text:p>81.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6504" calcext:value-type="float">
            <text:p>81.7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6024" calcext:value-type="float">
            <text:p>81.7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02224" calcext:value-type="float">
            <text:p>81.8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68696" calcext:value-type="float">
            <text:p>81.7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3832" calcext:value-type="float">
            <text:p>81.7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80888" calcext:value-type="float">
            <text:p>81.7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8216" calcext:value-type="float">
            <text:p>81.7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65648" calcext:value-type="float">
            <text:p>81.7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9552" calcext:value-type="float">
            <text:p>81.7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0408" calcext:value-type="float">
            <text:p>81.7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6504" calcext:value-type="float">
            <text:p>81.7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736" calcext:value-type="float">
            <text:p>81.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9-24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9072" calcext:value-type="float">
            <text:p>81.7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3456" calcext:value-type="float">
            <text:p>81.7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626" calcext:value-type="float">
            <text:p>81.7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9928" calcext:value-type="float">
            <text:p>81.7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3832" calcext:value-type="float">
            <text:p>81.7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7736" calcext:value-type="float">
            <text:p>81.7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9072" calcext:value-type="float">
            <text:p>81.7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1264" calcext:value-type="float">
            <text:p>81.7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6504" calcext:value-type="float">
            <text:p>81.7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0408" calcext:value-type="float">
            <text:p>81.7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0408" calcext:value-type="float">
            <text:p>81.7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1264" calcext:value-type="float">
            <text:p>81.7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6024" calcext:value-type="float">
            <text:p>81.7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164" calcext:value-type="float">
            <text:p>81.7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9448" calcext:value-type="float">
            <text:p>81.6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7736" calcext:value-type="float">
            <text:p>81.7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4688" calcext:value-type="float">
            <text:p>81.7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8216" calcext:value-type="float">
            <text:p>81.7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9072" calcext:value-type="float">
            <text:p>81.7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164" calcext:value-type="float">
            <text:p>81.7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5544" calcext:value-type="float">
            <text:p>81.6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164" calcext:value-type="float">
            <text:p>81.7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3832" calcext:value-type="float">
            <text:p>81.7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8592" calcext:value-type="float">
            <text:p>81.6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9824" calcext:value-type="float">
            <text:p>81.6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9824" calcext:value-type="float">
            <text:p>81.6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6776" calcext:value-type="float">
            <text:p>81.6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2016" calcext:value-type="float">
            <text:p>81.6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068" calcext:value-type="float">
            <text:p>81.6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068" calcext:value-type="float">
            <text:p>81.6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4584" calcext:value-type="float">
            <text:p>81.6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7632" calcext:value-type="float">
            <text:p>81.6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4584" calcext:value-type="float">
            <text:p>81.6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7632" calcext:value-type="float">
            <text:p>81.6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3728" calcext:value-type="float">
            <text:p>81.6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068" calcext:value-type="float">
            <text:p>81.6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544" calcext:value-type="float">
            <text:p>81.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91912" calcext:value-type="float">
            <text:p>81.5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55336" calcext:value-type="float">
            <text:p>81.5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15712" calcext:value-type="float">
            <text:p>81.5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1876" calcext:value-type="float">
            <text:p>81.5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70576" calcext:value-type="float">
            <text:p>81.5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76672" calcext:value-type="float">
            <text:p>81.5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7528" calcext:value-type="float">
            <text:p>81.5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58384" calcext:value-type="float">
            <text:p>81.5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52288" calcext:value-type="float">
            <text:p>81.5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37048" calcext:value-type="float">
            <text:p>81.5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1876" calcext:value-type="float">
            <text:p>81.5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1876" calcext:value-type="float">
            <text:p>81.5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40096" calcext:value-type="float">
            <text:p>81.5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21808" calcext:value-type="float">
            <text:p>81.5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9616" calcext:value-type="float">
            <text:p>81.5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9616" calcext:value-type="float">
            <text:p>81.5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9616" calcext:value-type="float">
            <text:p>81.5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85232" calcext:value-type="float">
            <text:p>81.4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63896" calcext:value-type="float">
            <text:p>81.4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39512" calcext:value-type="float">
            <text:p>81.4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33416" calcext:value-type="float">
            <text:p>81.4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30368" calcext:value-type="float">
            <text:p>81.4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39512" calcext:value-type="float">
            <text:p>81.4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51704" calcext:value-type="float">
            <text:p>81.4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66944" calcext:value-type="float">
            <text:p>81.4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54752" calcext:value-type="float">
            <text:p>81.4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15128" calcext:value-type="float">
            <text:p>81.4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02936" calcext:value-type="float">
            <text:p>81.4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18176" calcext:value-type="float">
            <text:p>81.4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05984" calcext:value-type="float">
            <text:p>81.4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99888" calcext:value-type="float">
            <text:p>81.3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09032" calcext:value-type="float">
            <text:p>81.4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84648" calcext:value-type="float">
            <text:p>81.3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32832" calcext:value-type="float">
            <text:p>81.3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054" calcext:value-type="float">
            <text:p>81.3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23688" calcext:value-type="float">
            <text:p>81.3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5112" calcext:value-type="float">
            <text:p>81.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69408" calcext:value-type="float">
            <text:p>81.3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69408" calcext:value-type="float">
            <text:p>81.3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54168" calcext:value-type="float">
            <text:p>81.3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5112" calcext:value-type="float">
            <text:p>81.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5112" calcext:value-type="float">
            <text:p>81.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5112" calcext:value-type="float">
            <text:p>81.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6636" calcext:value-type="float">
            <text:p>81.3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57216" calcext:value-type="float">
            <text:p>81.3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72456" calcext:value-type="float">
            <text:p>81.3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72456" calcext:value-type="float">
            <text:p>81.3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75504" calcext:value-type="float">
            <text:p>81.3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51704" calcext:value-type="float">
            <text:p>81.4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352" calcext:value-type="float">
            <text:p>81.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51704" calcext:value-type="float">
            <text:p>81.4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1208" calcext:value-type="float">
            <text:p>81.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6-27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6568" calcext:value-type="float">
            <text:p>81.5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94376" calcext:value-type="float">
            <text:p>81.4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6568" calcext:value-type="float">
            <text:p>81.5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85232" calcext:value-type="float">
            <text:p>81.4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97424" calcext:value-type="float">
            <text:p>81.4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27904" calcext:value-type="float">
            <text:p>81.5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30952" calcext:value-type="float">
            <text:p>81.5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02" calcext:value-type="float">
            <text:p>81.6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8968" calcext:value-type="float">
            <text:p>81.6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068" calcext:value-type="float">
            <text:p>81.6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52288" calcext:value-type="float">
            <text:p>81.5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7972" calcext:value-type="float">
            <text:p>81.5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58384" calcext:value-type="float">
            <text:p>81.5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544" calcext:value-type="float">
            <text:p>81.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6776" calcext:value-type="float">
            <text:p>81.6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07152" calcext:value-type="float">
            <text:p>81.6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02" calcext:value-type="float">
            <text:p>81.6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8488" calcext:value-type="float">
            <text:p>81.6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7256" calcext:value-type="float">
            <text:p>81.6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7256" calcext:value-type="float">
            <text:p>81.6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8112" calcext:value-type="float">
            <text:p>81.6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4208" calcext:value-type="float">
            <text:p>81.6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592" calcext:value-type="float">
            <text:p>81.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6776" calcext:value-type="float">
            <text:p>81.6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8112" calcext:value-type="float">
            <text:p>81.6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0304" calcext:value-type="float">
            <text:p>81.6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212" calcext:value-type="float">
            <text:p>81.7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4312" calcext:value-type="float">
            <text:p>81.7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83936" calcext:value-type="float">
            <text:p>81.7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6128" calcext:value-type="float">
            <text:p>81.7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20512" calcext:value-type="float">
            <text:p>81.8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6128" calcext:value-type="float">
            <text:p>81.7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6504" calcext:value-type="float">
            <text:p>81.7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4312" calcext:value-type="float">
            <text:p>81.7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626" calcext:value-type="float">
            <text:p>81.7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1264" calcext:value-type="float">
            <text:p>81.7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80888" calcext:value-type="float">
            <text:p>81.7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3456" calcext:value-type="float">
            <text:p>81.7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1264" calcext:value-type="float">
            <text:p>81.7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9176" calcext:value-type="float">
            <text:p>81.7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32704" calcext:value-type="float">
            <text:p>81.8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83936" calcext:value-type="float">
            <text:p>81.7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7784" calcext:value-type="float">
            <text:p>81.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0032" calcext:value-type="float">
            <text:p>81.7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20512" calcext:value-type="float">
            <text:p>81.8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26608" calcext:value-type="float">
            <text:p>81.8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17464" calcext:value-type="float">
            <text:p>81.8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6128" calcext:value-type="float">
            <text:p>81.7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32704" calcext:value-type="float">
            <text:p>81.8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47944" calcext:value-type="float">
            <text:p>81.8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63184" calcext:value-type="float">
            <text:p>81.8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26608" calcext:value-type="float">
            <text:p>81.8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86984" calcext:value-type="float">
            <text:p>81.7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72328" calcext:value-type="float">
            <text:p>81.8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18048" calcext:value-type="float">
            <text:p>81.9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1096" calcext:value-type="float">
            <text:p>81.9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024" calcext:value-type="float">
            <text:p>81.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7192" calcext:value-type="float">
            <text:p>81.9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9384" calcext:value-type="float">
            <text:p>81.9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024" calcext:value-type="float">
            <text:p>81.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4144" calcext:value-type="float">
            <text:p>81.9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57672" calcext:value-type="float">
            <text:p>81.9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1096" calcext:value-type="float">
            <text:p>81.9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6336" calcext:value-type="float">
            <text:p>81.9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644" calcext:value-type="float">
            <text:p>82.0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30824" calcext:value-type="float">
            <text:p>82.0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51576" calcext:value-type="float">
            <text:p>81.9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548" calcext:value-type="float">
            <text:p>81.9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2168" calcext:value-type="float">
            <text:p>82.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46064" calcext:value-type="float">
            <text:p>82.0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30824" calcext:value-type="float">
            <text:p>82.0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2168" calcext:value-type="float">
            <text:p>82.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51576" calcext:value-type="float">
            <text:p>81.9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3768" calcext:value-type="float">
            <text:p>81.9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30824" calcext:value-type="float">
            <text:p>82.0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4248" calcext:value-type="float">
            <text:p>81.9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0344" calcext:value-type="float">
            <text:p>82.0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30824" calcext:value-type="float">
            <text:p>82.0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88152" calcext:value-type="float">
            <text:p>81.9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3392" calcext:value-type="float">
            <text:p>82.0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12536" calcext:value-type="float">
            <text:p>82.0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88152" calcext:value-type="float">
            <text:p>81.9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644" calcext:value-type="float">
            <text:p>82.0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674" calcext:value-type="float">
            <text:p>82.0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76544" calcext:value-type="float">
            <text:p>82.0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30824" calcext:value-type="float">
            <text:p>82.0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82056" calcext:value-type="float">
            <text:p>81.9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0344" calcext:value-type="float">
            <text:p>82.0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27776" calcext:value-type="float">
            <text:p>82.0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30824" calcext:value-type="float">
            <text:p>82.0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24728" calcext:value-type="float">
            <text:p>82.0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24728" calcext:value-type="float">
            <text:p>82.0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5216" calcext:value-type="float">
            <text:p>82.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33872" calcext:value-type="float">
            <text:p>82.0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2432" calcext:value-type="float">
            <text:p>81.9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9864" calcext:value-type="float">
            <text:p>81.9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43016" calcext:value-type="float">
            <text:p>82.0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19216" calcext:value-type="float">
            <text:p>82.1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07024" calcext:value-type="float">
            <text:p>82.1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1312" calcext:value-type="float">
            <text:p>82.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9788" calcext:value-type="float">
            <text:p>82.0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12536" calcext:value-type="float">
            <text:p>82.0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8264" calcext:value-type="float">
            <text:p>82.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70448" calcext:value-type="float">
            <text:p>82.0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15584" calcext:value-type="float">
            <text:p>82.0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76544" calcext:value-type="float">
            <text:p>82.0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64352" calcext:value-type="float">
            <text:p>82.0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30824" calcext:value-type="float">
            <text:p>82.0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3392" calcext:value-type="float">
            <text:p>82.0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3-11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30824" calcext:value-type="float">
            <text:p>82.0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73496" calcext:value-type="float">
            <text:p>82.0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674" calcext:value-type="float">
            <text:p>82.0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76544" calcext:value-type="float">
            <text:p>82.0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674" calcext:value-type="float">
            <text:p>82.0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73496" calcext:value-type="float">
            <text:p>82.0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85688" calcext:value-type="float">
            <text:p>82.0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61304" calcext:value-type="float">
            <text:p>82.0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79008" calcext:value-type="float">
            <text:p>81.9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27776" calcext:value-type="float">
            <text:p>82.0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33872" calcext:value-type="float">
            <text:p>82.0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76544" calcext:value-type="float">
            <text:p>82.0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73496" calcext:value-type="float">
            <text:p>82.0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2432" calcext:value-type="float">
            <text:p>81.9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3768" calcext:value-type="float">
            <text:p>81.9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0344" calcext:value-type="float">
            <text:p>82.0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30824" calcext:value-type="float">
            <text:p>82.0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24728" calcext:value-type="float">
            <text:p>82.0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12536" calcext:value-type="float">
            <text:p>82.0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3692" calcext:value-type="float">
            <text:p>82.0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5216" calcext:value-type="float">
            <text:p>82.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64352" calcext:value-type="float">
            <text:p>82.0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27776" calcext:value-type="float">
            <text:p>82.0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3692" calcext:value-type="float">
            <text:p>82.0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00928" calcext:value-type="float">
            <text:p>82.1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8264" calcext:value-type="float">
            <text:p>82.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73496" calcext:value-type="float">
            <text:p>82.0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64352" calcext:value-type="float">
            <text:p>82.0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43016" calcext:value-type="float">
            <text:p>82.0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70448" calcext:value-type="float">
            <text:p>82.0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79592" calcext:value-type="float">
            <text:p>82.0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12536" calcext:value-type="float">
            <text:p>82.0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72912" calcext:value-type="float">
            <text:p>81.9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5216" calcext:value-type="float">
            <text:p>82.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91784" calcext:value-type="float">
            <text:p>82.0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1312" calcext:value-type="float">
            <text:p>82.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10072" calcext:value-type="float">
            <text:p>82.1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03976" calcext:value-type="float">
            <text:p>82.1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16168" calcext:value-type="float">
            <text:p>82.1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91784" calcext:value-type="float">
            <text:p>82.0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91784" calcext:value-type="float">
            <text:p>82.0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03976" calcext:value-type="float">
            <text:p>82.1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00928" calcext:value-type="float">
            <text:p>82.1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46648" calcext:value-type="float">
            <text:p>82.1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5884" calcext:value-type="float">
            <text:p>82.1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49696" calcext:value-type="float">
            <text:p>82.1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37504" calcext:value-type="float">
            <text:p>82.1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52744" calcext:value-type="float">
            <text:p>82.1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0176" calcext:value-type="float">
            <text:p>82.1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436" calcext:value-type="float">
            <text:p>82.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67984" calcext:value-type="float">
            <text:p>82.1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3504" calcext:value-type="float">
            <text:p>82.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0456" calcext:value-type="float">
            <text:p>82.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46648" calcext:value-type="float">
            <text:p>82.1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85688" calcext:value-type="float">
            <text:p>82.0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88736" calcext:value-type="float">
            <text:p>82.0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34456" calcext:value-type="float">
            <text:p>82.1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22264" calcext:value-type="float">
            <text:p>82.1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58256" calcext:value-type="float">
            <text:p>82.0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46064" calcext:value-type="float">
            <text:p>82.0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5216" calcext:value-type="float">
            <text:p>82.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4248" calcext:value-type="float">
            <text:p>81.9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12536" calcext:value-type="float">
            <text:p>82.0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9788" calcext:value-type="float">
            <text:p>82.0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674" calcext:value-type="float">
            <text:p>82.0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3692" calcext:value-type="float">
            <text:p>82.0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85688" calcext:value-type="float">
            <text:p>82.0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25312" calcext:value-type="float">
            <text:p>82.1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94832" calcext:value-type="float">
            <text:p>82.0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674" calcext:value-type="float">
            <text:p>82.0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03976" calcext:value-type="float">
            <text:p>82.1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9788" calcext:value-type="float">
            <text:p>82.0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46064" calcext:value-type="float">
            <text:p>82.0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76544" calcext:value-type="float">
            <text:p>82.0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03976" calcext:value-type="float">
            <text:p>82.1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10072" calcext:value-type="float">
            <text:p>82.1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76544" calcext:value-type="float">
            <text:p>82.0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70448" calcext:value-type="float">
            <text:p>82.0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9788" calcext:value-type="float">
            <text:p>82.0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31408" calcext:value-type="float">
            <text:p>82.1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40552" calcext:value-type="float">
            <text:p>82.1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71032" calcext:value-type="float">
            <text:p>82.1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61888" calcext:value-type="float">
            <text:p>82.1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16168" calcext:value-type="float">
            <text:p>82.1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34456" calcext:value-type="float">
            <text:p>82.1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85688" calcext:value-type="float">
            <text:p>82.0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16168" calcext:value-type="float">
            <text:p>82.1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77128" calcext:value-type="float">
            <text:p>82.1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0456" calcext:value-type="float">
            <text:p>82.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12-13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10656" calcext:value-type="float">
            <text:p>82.2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9-26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028" calcext:value-type="float">
            <text:p>82.2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92368" calcext:value-type="float">
            <text:p>82.1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64936" calcext:value-type="float">
            <text:p>82.1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77128" calcext:value-type="float">
            <text:p>82.1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0456" calcext:value-type="float">
            <text:p>82.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07608" calcext:value-type="float">
            <text:p>82.2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64936" calcext:value-type="float">
            <text:p>82.1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31408" calcext:value-type="float">
            <text:p>82.1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46648" calcext:value-type="float">
            <text:p>82.1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61888" calcext:value-type="float">
            <text:p>82.1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46648" calcext:value-type="float">
            <text:p>82.1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34456" calcext:value-type="float">
            <text:p>82.1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34456" calcext:value-type="float">
            <text:p>82.1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46648" calcext:value-type="float">
            <text:p>82.1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34456" calcext:value-type="float">
            <text:p>82.1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31408" calcext:value-type="float">
            <text:p>82.1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22264" calcext:value-type="float">
            <text:p>82.1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03976" calcext:value-type="float">
            <text:p>82.1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88736" calcext:value-type="float">
            <text:p>82.0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64352" calcext:value-type="float">
            <text:p>82.0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2168" calcext:value-type="float">
            <text:p>82.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6816" calcext:value-type="float">
            <text:p>81.9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6816" calcext:value-type="float">
            <text:p>81.9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3768" calcext:value-type="float">
            <text:p>81.9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9864" calcext:value-type="float">
            <text:p>81.9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82056" calcext:value-type="float">
            <text:p>81.9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79008" calcext:value-type="float">
            <text:p>81.9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82056" calcext:value-type="float">
            <text:p>81.9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51576" calcext:value-type="float">
            <text:p>81.9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9384" calcext:value-type="float">
            <text:p>81.9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072" calcext:value-type="float">
            <text:p>81.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6816" calcext:value-type="float">
            <text:p>81.9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4144" calcext:value-type="float">
            <text:p>81.9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6712" calcext:value-type="float">
            <text:p>81.8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87568" calcext:value-type="float">
            <text:p>81.8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11952" calcext:value-type="float">
            <text:p>81.9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2432" calcext:value-type="float">
            <text:p>81.9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024" calcext:value-type="float">
            <text:p>81.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57088" calcext:value-type="float">
            <text:p>81.8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75376" calcext:value-type="float">
            <text:p>81.8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44896" calcext:value-type="float">
            <text:p>81.8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2356" calcext:value-type="float">
            <text:p>81.8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75376" calcext:value-type="float">
            <text:p>81.8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57088" calcext:value-type="float">
            <text:p>81.8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66232" calcext:value-type="float">
            <text:p>81.8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35752" calcext:value-type="float">
            <text:p>81.8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02224" calcext:value-type="float">
            <text:p>81.8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14416" calcext:value-type="float">
            <text:p>81.8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0832" calcext:value-type="float">
            <text:p>81.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2356" calcext:value-type="float">
            <text:p>81.8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17464" calcext:value-type="float">
            <text:p>81.8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11368" calcext:value-type="float">
            <text:p>81.8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20512" calcext:value-type="float">
            <text:p>81.8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0832" calcext:value-type="float">
            <text:p>81.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9176" calcext:value-type="float">
            <text:p>81.7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6128" calcext:value-type="float">
            <text:p>81.7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11368" calcext:value-type="float">
            <text:p>81.8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0832" calcext:value-type="float">
            <text:p>81.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02224" calcext:value-type="float">
            <text:p>81.8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86984" calcext:value-type="float">
            <text:p>81.7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0408" calcext:value-type="float">
            <text:p>81.7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2976" calcext:value-type="float">
            <text:p>81.7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4688" calcext:value-type="float">
            <text:p>81.7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8216" calcext:value-type="float">
            <text:p>81.7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1264" calcext:value-type="float">
            <text:p>81.7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3832" calcext:value-type="float">
            <text:p>81.7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8592" calcext:value-type="float">
            <text:p>81.6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9928" calcext:value-type="float">
            <text:p>81.7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4688" calcext:value-type="float">
            <text:p>81.7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64" calcext:value-type="float">
            <text:p>81.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3352" calcext:value-type="float">
            <text:p>81.6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8112" calcext:value-type="float">
            <text:p>81.6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7632" calcext:value-type="float">
            <text:p>81.6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2392" calcext:value-type="float">
            <text:p>81.6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98008" calcext:value-type="float">
            <text:p>81.5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9496" calcext:value-type="float">
            <text:p>81.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01056" calcext:value-type="float">
            <text:p>81.6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3248" calcext:value-type="float">
            <text:p>81.6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448" calcext:value-type="float">
            <text:p>81.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73624" calcext:value-type="float">
            <text:p>81.5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73624" calcext:value-type="float">
            <text:p>81.5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7528" calcext:value-type="float">
            <text:p>81.5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73624" calcext:value-type="float">
            <text:p>81.5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4924" calcext:value-type="float">
            <text:p>81.5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21808" calcext:value-type="float">
            <text:p>81.5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6568" calcext:value-type="float">
            <text:p>81.5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8828" calcext:value-type="float">
            <text:p>81.4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79136" calcext:value-type="float">
            <text:p>81.4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69992" calcext:value-type="float">
            <text:p>81.4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4256" calcext:value-type="float">
            <text:p>81.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18176" calcext:value-type="float">
            <text:p>81.4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18176" calcext:value-type="float">
            <text:p>81.4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84648" calcext:value-type="float">
            <text:p>81.3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26736" calcext:value-type="float">
            <text:p>81.3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41976" calcext:value-type="float">
            <text:p>81.3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6-23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5112" calcext:value-type="float">
            <text:p>81.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48072" calcext:value-type="float">
            <text:p>81.3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3588" calcext:value-type="float">
            <text:p>81.3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08448" calcext:value-type="float">
            <text:p>81.3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50536" calcext:value-type="float">
            <text:p>81.2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04816" calcext:value-type="float">
            <text:p>81.2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07864" calcext:value-type="float">
            <text:p>81.2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01768" calcext:value-type="float">
            <text:p>81.2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49952" calcext:value-type="float">
            <text:p>81.1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98136" calcext:value-type="float">
            <text:p>81.0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79848" calcext:value-type="float">
            <text:p>81.0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85944" calcext:value-type="float">
            <text:p>81.0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88992" calcext:value-type="float">
            <text:p>81.0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37176" calcext:value-type="float">
            <text:p>81.0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3108" calcext:value-type="float">
            <text:p>81.0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21936" calcext:value-type="float">
            <text:p>81.0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03648" calcext:value-type="float">
            <text:p>81.0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94504" calcext:value-type="float">
            <text:p>80.9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97552" calcext:value-type="float">
            <text:p>80.9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8536" calcext:value-type="float">
            <text:p>80.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73168" calcext:value-type="float">
            <text:p>80.9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5488" calcext:value-type="float">
            <text:p>80.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30496" calcext:value-type="float">
            <text:p>80.9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96968" calcext:value-type="float">
            <text:p>80.8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81728" calcext:value-type="float">
            <text:p>80.8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84776" calcext:value-type="float">
            <text:p>80.8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06112" calcext:value-type="float">
            <text:p>80.9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18304" calcext:value-type="float">
            <text:p>80.9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27448" calcext:value-type="float">
            <text:p>80.9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18304" calcext:value-type="float">
            <text:p>80.9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06112" calcext:value-type="float">
            <text:p>80.9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81728" calcext:value-type="float">
            <text:p>80.8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7868" calcext:value-type="float">
            <text:p>80.8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9392" calcext:value-type="float">
            <text:p>80.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18304" calcext:value-type="float">
            <text:p>80.9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03064" calcext:value-type="float">
            <text:p>80.9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66488" calcext:value-type="float">
            <text:p>80.8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87824" calcext:value-type="float">
            <text:p>80.8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7868" calcext:value-type="float">
            <text:p>80.8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51832" calcext:value-type="float">
            <text:p>80.9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79264" calcext:value-type="float">
            <text:p>80.9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3964" calcext:value-type="float">
            <text:p>80.9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12208" calcext:value-type="float">
            <text:p>80.9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0916" calcext:value-type="float">
            <text:p>80.9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244" calcext:value-type="float">
            <text:p>80.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33544" calcext:value-type="float">
            <text:p>80.9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03064" calcext:value-type="float">
            <text:p>80.9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87824" calcext:value-type="float">
            <text:p>80.8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03064" calcext:value-type="float">
            <text:p>80.9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06112" calcext:value-type="float">
            <text:p>80.9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96968" calcext:value-type="float">
            <text:p>80.8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244" calcext:value-type="float">
            <text:p>80.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0916" calcext:value-type="float">
            <text:p>80.9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9392" calcext:value-type="float">
            <text:p>80.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9392" calcext:value-type="float">
            <text:p>80.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21352" calcext:value-type="float">
            <text:p>80.9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5488" calcext:value-type="float">
            <text:p>80.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57928" calcext:value-type="float">
            <text:p>80.9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40224" calcext:value-type="float">
            <text:p>81.0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70704" calcext:value-type="float">
            <text:p>81.0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67656" calcext:value-type="float">
            <text:p>81.0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70704" calcext:value-type="float">
            <text:p>81.0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58512" calcext:value-type="float">
            <text:p>81.0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40224" calcext:value-type="float">
            <text:p>81.0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52416" calcext:value-type="float">
            <text:p>81.0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01184" calcext:value-type="float">
            <text:p>81.1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34712" calcext:value-type="float">
            <text:p>81.1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2252" calcext:value-type="float">
            <text:p>81.1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3776" calcext:value-type="float">
            <text:p>81.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74336" calcext:value-type="float">
            <text:p>81.1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80432" calcext:value-type="float">
            <text:p>81.1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95672" calcext:value-type="float">
            <text:p>81.1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17008" calcext:value-type="float">
            <text:p>81.2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84064" calcext:value-type="float">
            <text:p>81.2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26736" calcext:value-type="float">
            <text:p>81.3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3588" calcext:value-type="float">
            <text:p>81.3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41976" calcext:value-type="float">
            <text:p>81.3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816" calcext:value-type="float">
            <text:p>81.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6636" calcext:value-type="float">
            <text:p>81.3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50536" calcext:value-type="float">
            <text:p>81.2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62728" calcext:value-type="float">
            <text:p>81.2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87112" calcext:value-type="float">
            <text:p>81.2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71872" calcext:value-type="float">
            <text:p>81.2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99304" calcext:value-type="float">
            <text:p>81.2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4444" calcext:value-type="float">
            <text:p>81.2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63312" calcext:value-type="float">
            <text:p>81.3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21224" calcext:value-type="float">
            <text:p>81.4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18176" calcext:value-type="float">
            <text:p>81.4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18176" calcext:value-type="float">
            <text:p>81.4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78552" calcext:value-type="float">
            <text:p>81.3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29784" calcext:value-type="float">
            <text:p>81.3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75504" calcext:value-type="float">
            <text:p>81.3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99888" calcext:value-type="float">
            <text:p>81.3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3-22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9684" calcext:value-type="float">
            <text:p>81.3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6636" calcext:value-type="float">
            <text:p>81.3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90744" calcext:value-type="float">
            <text:p>81.3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84648" calcext:value-type="float">
            <text:p>81.3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15128" calcext:value-type="float">
            <text:p>81.4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24272" calcext:value-type="float">
            <text:p>81.4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78552" calcext:value-type="float">
            <text:p>81.3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3588" calcext:value-type="float">
            <text:p>81.3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84648" calcext:value-type="float">
            <text:p>81.3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63896" calcext:value-type="float">
            <text:p>81.4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63896" calcext:value-type="float">
            <text:p>81.4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90744" calcext:value-type="float">
            <text:p>81.3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15128" calcext:value-type="float">
            <text:p>81.4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578" calcext:value-type="float">
            <text:p>81.4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8828" calcext:value-type="float">
            <text:p>81.4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15712" calcext:value-type="float">
            <text:p>81.5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21808" calcext:value-type="float">
            <text:p>81.5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578" calcext:value-type="float">
            <text:p>81.4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66944" calcext:value-type="float">
            <text:p>81.4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24272" calcext:value-type="float">
            <text:p>81.4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84648" calcext:value-type="float">
            <text:p>81.3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36464" calcext:value-type="float">
            <text:p>81.4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93792" calcext:value-type="float">
            <text:p>81.3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09032" calcext:value-type="float">
            <text:p>81.4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38928" calcext:value-type="float">
            <text:p>81.3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21224" calcext:value-type="float">
            <text:p>81.4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63896" calcext:value-type="float">
            <text:p>81.4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1432" calcext:value-type="float">
            <text:p>81.5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66944" calcext:value-type="float">
            <text:p>81.4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30368" calcext:value-type="float">
            <text:p>81.4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21224" calcext:value-type="float">
            <text:p>81.4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9684" calcext:value-type="float">
            <text:p>81.3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21224" calcext:value-type="float">
            <text:p>81.4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578" calcext:value-type="float">
            <text:p>81.4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97424" calcext:value-type="float">
            <text:p>81.4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9616" calcext:value-type="float">
            <text:p>81.5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18176" calcext:value-type="float">
            <text:p>81.4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60264" calcext:value-type="float">
            <text:p>81.3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36464" calcext:value-type="float">
            <text:p>81.4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60848" calcext:value-type="float">
            <text:p>81.4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0472" calcext:value-type="float">
            <text:p>81.5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43144" calcext:value-type="float">
            <text:p>81.5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76088" calcext:value-type="float">
            <text:p>81.4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97424" calcext:value-type="float">
            <text:p>81.4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76088" calcext:value-type="float">
            <text:p>81.4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578" calcext:value-type="float">
            <text:p>81.4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82184" calcext:value-type="float">
            <text:p>81.4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63896" calcext:value-type="float">
            <text:p>81.4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85816" calcext:value-type="float">
            <text:p>81.5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46192" calcext:value-type="float">
            <text:p>81.5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21808" calcext:value-type="float">
            <text:p>81.5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46192" calcext:value-type="float">
            <text:p>81.5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82768" calcext:value-type="float">
            <text:p>81.5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82768" calcext:value-type="float">
            <text:p>81.5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55336" calcext:value-type="float">
            <text:p>81.5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48656" calcext:value-type="float">
            <text:p>81.4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9616" calcext:value-type="float">
            <text:p>81.5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97424" calcext:value-type="float">
            <text:p>81.4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34" calcext:value-type="float">
            <text:p>81.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21808" calcext:value-type="float">
            <text:p>81.5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1876" calcext:value-type="float">
            <text:p>81.5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46192" calcext:value-type="float">
            <text:p>81.5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58384" calcext:value-type="float">
            <text:p>81.5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8828" calcext:value-type="float">
            <text:p>81.4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40096" calcext:value-type="float">
            <text:p>81.5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8828" calcext:value-type="float">
            <text:p>81.4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63896" calcext:value-type="float">
            <text:p>81.4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15712" calcext:value-type="float">
            <text:p>81.5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7528" calcext:value-type="float">
            <text:p>81.5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1536" calcext:value-type="float">
            <text:p>81.6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07152" calcext:value-type="float">
            <text:p>81.6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43144" calcext:value-type="float">
            <text:p>81.5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46192" calcext:value-type="float">
            <text:p>81.5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55336" calcext:value-type="float">
            <text:p>81.5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98008" calcext:value-type="float">
            <text:p>81.5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7632" calcext:value-type="float">
            <text:p>81.6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98008" calcext:value-type="float">
            <text:p>81.5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58384" calcext:value-type="float">
            <text:p>81.5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12664" calcext:value-type="float">
            <text:p>81.5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30952" calcext:value-type="float">
            <text:p>81.5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07152" calcext:value-type="float">
            <text:p>81.6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76672" calcext:value-type="float">
            <text:p>81.5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55336" calcext:value-type="float">
            <text:p>81.5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9496" calcext:value-type="float">
            <text:p>81.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30952" calcext:value-type="float">
            <text:p>81.5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352" calcext:value-type="float">
            <text:p>81.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55336" calcext:value-type="float">
            <text:p>81.5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068" calcext:value-type="float">
            <text:p>81.6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544" calcext:value-type="float">
            <text:p>81.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7632" calcext:value-type="float">
            <text:p>81.6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6296" calcext:value-type="float">
            <text:p>81.6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1536" calcext:value-type="float">
            <text:p>81.6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116" calcext:value-type="float">
            <text:p>81.6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4688" calcext:value-type="float">
            <text:p>81.7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116" calcext:value-type="float">
            <text:p>81.6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7632" calcext:value-type="float">
            <text:p>81.6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58384" calcext:value-type="float">
            <text:p>81.5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0472" calcext:value-type="float">
            <text:p>81.5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8828" calcext:value-type="float">
            <text:p>81.4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12-14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70576" calcext:value-type="float">
            <text:p>81.5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1432" calcext:value-type="float">
            <text:p>81.5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8488" calcext:value-type="float">
            <text:p>81.6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3352" calcext:value-type="float">
            <text:p>81.6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9448" calcext:value-type="float">
            <text:p>81.6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0304" calcext:value-type="float">
            <text:p>81.6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8592" calcext:value-type="float">
            <text:p>81.6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3832" calcext:value-type="float">
            <text:p>81.7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3832" calcext:value-type="float">
            <text:p>81.7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2872" calcext:value-type="float">
            <text:p>81.6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6296" calcext:value-type="float">
            <text:p>81.6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4584" calcext:value-type="float">
            <text:p>81.6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164" calcext:value-type="float">
            <text:p>81.7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85816" calcext:value-type="float">
            <text:p>81.5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2016" calcext:value-type="float">
            <text:p>81.6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6776" calcext:value-type="float">
            <text:p>81.6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88864" calcext:value-type="float">
            <text:p>81.5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01056" calcext:value-type="float">
            <text:p>81.6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2392" calcext:value-type="float">
            <text:p>81.6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9344" calcext:value-type="float">
            <text:p>81.6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5544" calcext:value-type="float">
            <text:p>81.6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5544" calcext:value-type="float">
            <text:p>81.6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11-23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116" calcext:value-type="float">
            <text:p>81.6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3352" calcext:value-type="float">
            <text:p>81.6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4688" calcext:value-type="float">
            <text:p>81.7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5544" calcext:value-type="float">
            <text:p>81.6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0304" calcext:value-type="float">
            <text:p>81.6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116" calcext:value-type="float">
            <text:p>81.6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4208" calcext:value-type="float">
            <text:p>81.6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116" calcext:value-type="float">
            <text:p>81.6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4688" calcext:value-type="float">
            <text:p>81.7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2976" calcext:value-type="float">
            <text:p>81.7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6024" calcext:value-type="float">
            <text:p>81.7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8216" calcext:value-type="float">
            <text:p>81.7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688" calcext:value-type="float">
            <text:p>81.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0304" calcext:value-type="float">
            <text:p>81.6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6776" calcext:value-type="float">
            <text:p>81.6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64" calcext:value-type="float">
            <text:p>81.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80888" calcext:value-type="float">
            <text:p>81.7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0832" calcext:value-type="float">
            <text:p>81.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6296" calcext:value-type="float">
            <text:p>81.6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64" calcext:value-type="float">
            <text:p>81.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0304" calcext:value-type="float">
            <text:p>81.6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3832" calcext:value-type="float">
            <text:p>81.7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3832" calcext:value-type="float">
            <text:p>81.7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2496" calcext:value-type="float">
            <text:p>81.6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3832" calcext:value-type="float">
            <text:p>81.7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6504" calcext:value-type="float">
            <text:p>81.7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7784" calcext:value-type="float">
            <text:p>81.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68696" calcext:value-type="float">
            <text:p>81.7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212" calcext:value-type="float">
            <text:p>81.7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3352" calcext:value-type="float">
            <text:p>81.6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9824" calcext:value-type="float">
            <text:p>81.6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9824" calcext:value-type="float">
            <text:p>81.6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6776" calcext:value-type="float">
            <text:p>81.6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3728" calcext:value-type="float">
            <text:p>81.6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116" calcext:value-type="float">
            <text:p>81.6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5168" calcext:value-type="float">
            <text:p>81.7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80888" calcext:value-type="float">
            <text:p>81.7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65648" calcext:value-type="float">
            <text:p>81.7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5168" calcext:value-type="float">
            <text:p>81.7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2496" calcext:value-type="float">
            <text:p>81.6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6776" calcext:value-type="float">
            <text:p>81.6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8968" calcext:value-type="float">
            <text:p>81.6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9824" calcext:value-type="float">
            <text:p>81.6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8968" calcext:value-type="float">
            <text:p>81.6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2976" calcext:value-type="float">
            <text:p>81.7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9928" calcext:value-type="float">
            <text:p>81.7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4312" calcext:value-type="float">
            <text:p>81.7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308" calcext:value-type="float">
            <text:p>81.7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4312" calcext:value-type="float">
            <text:p>81.7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8592" calcext:value-type="float">
            <text:p>81.6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688" calcext:value-type="float">
            <text:p>81.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1264" calcext:value-type="float">
            <text:p>81.7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3456" calcext:value-type="float">
            <text:p>81.7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8216" calcext:value-type="float">
            <text:p>81.7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6024" calcext:value-type="float">
            <text:p>81.7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3456" calcext:value-type="float">
            <text:p>81.7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9-28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05272" calcext:value-type="float">
            <text:p>81.8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83936" calcext:value-type="float">
            <text:p>81.7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8216" calcext:value-type="float">
            <text:p>81.7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5544" calcext:value-type="float">
            <text:p>81.6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8112" calcext:value-type="float">
            <text:p>81.6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2872" calcext:value-type="float">
            <text:p>81.6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8592" calcext:value-type="float">
            <text:p>81.6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5168" calcext:value-type="float">
            <text:p>81.7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2496" calcext:value-type="float">
            <text:p>81.6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6776" calcext:value-type="float">
            <text:p>81.6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4208" calcext:value-type="float">
            <text:p>81.6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2016" calcext:value-type="float">
            <text:p>81.6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3728" calcext:value-type="float">
            <text:p>81.6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5064" calcext:value-type="float">
            <text:p>81.6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116" calcext:value-type="float">
            <text:p>81.6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0304" calcext:value-type="float">
            <text:p>81.6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2872" calcext:value-type="float">
            <text:p>81.6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6776" calcext:value-type="float">
            <text:p>81.6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7256" calcext:value-type="float">
            <text:p>81.6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8112" calcext:value-type="float">
            <text:p>81.6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9344" calcext:value-type="float">
            <text:p>81.6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07152" calcext:value-type="float">
            <text:p>81.6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5064" calcext:value-type="float">
            <text:p>81.6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8968" calcext:value-type="float">
            <text:p>81.6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592" calcext:value-type="float">
            <text:p>81.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116" calcext:value-type="float">
            <text:p>81.6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4208" calcext:value-type="float">
            <text:p>81.6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3248" calcext:value-type="float">
            <text:p>81.6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3248" calcext:value-type="float">
            <text:p>81.6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1536" calcext:value-type="float">
            <text:p>81.6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4584" calcext:value-type="float">
            <text:p>81.6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91912" calcext:value-type="float">
            <text:p>81.5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73624" calcext:value-type="float">
            <text:p>81.5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544" calcext:value-type="float">
            <text:p>81.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116" calcext:value-type="float">
            <text:p>81.6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8112" calcext:value-type="float">
            <text:p>81.6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8968" calcext:value-type="float">
            <text:p>81.6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8112" calcext:value-type="float">
            <text:p>81.6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3352" calcext:value-type="float">
            <text:p>81.6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3352" calcext:value-type="float">
            <text:p>81.6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2016" calcext:value-type="float">
            <text:p>81.6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068" calcext:value-type="float">
            <text:p>81.6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5064" calcext:value-type="float">
            <text:p>81.6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4688" calcext:value-type="float">
            <text:p>81.7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7736" calcext:value-type="float">
            <text:p>81.7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8592" calcext:value-type="float">
            <text:p>81.6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64" calcext:value-type="float">
            <text:p>81.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8112" calcext:value-type="float">
            <text:p>81.6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2496" calcext:value-type="float">
            <text:p>81.6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3832" calcext:value-type="float">
            <text:p>81.7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164" calcext:value-type="float">
            <text:p>81.7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64" calcext:value-type="float">
            <text:p>81.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7256" calcext:value-type="float">
            <text:p>81.6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8112" calcext:value-type="float">
            <text:p>81.6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8968" calcext:value-type="float">
            <text:p>81.6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2016" calcext:value-type="float">
            <text:p>81.6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5064" calcext:value-type="float">
            <text:p>81.6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04104" calcext:value-type="float">
            <text:p>81.6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98008" calcext:value-type="float">
            <text:p>81.5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9344" calcext:value-type="float">
            <text:p>81.6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3248" calcext:value-type="float">
            <text:p>81.6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9824" calcext:value-type="float">
            <text:p>81.6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068" calcext:value-type="float">
            <text:p>81.6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3248" calcext:value-type="float">
            <text:p>81.6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85816" calcext:value-type="float">
            <text:p>81.5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91912" calcext:value-type="float">
            <text:p>81.5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02" calcext:value-type="float">
            <text:p>81.6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7972" calcext:value-type="float">
            <text:p>81.5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55336" calcext:value-type="float">
            <text:p>81.5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52288" calcext:value-type="float">
            <text:p>81.5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34" calcext:value-type="float">
            <text:p>81.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8828" calcext:value-type="float">
            <text:p>81.4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76088" calcext:value-type="float">
            <text:p>81.4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12664" calcext:value-type="float">
            <text:p>81.5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15712" calcext:value-type="float">
            <text:p>81.5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1876" calcext:value-type="float">
            <text:p>81.5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9616" calcext:value-type="float">
            <text:p>81.5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15712" calcext:value-type="float">
            <text:p>81.5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0472" calcext:value-type="float">
            <text:p>81.5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63896" calcext:value-type="float">
            <text:p>81.4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2732" calcext:value-type="float">
            <text:p>81.4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36464" calcext:value-type="float">
            <text:p>81.4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69992" calcext:value-type="float">
            <text:p>81.4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30368" calcext:value-type="float">
            <text:p>81.4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90744" calcext:value-type="float">
            <text:p>81.3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75504" calcext:value-type="float">
            <text:p>81.3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26736" calcext:value-type="float">
            <text:p>81.3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054" calcext:value-type="float">
            <text:p>81.3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14544" calcext:value-type="float">
            <text:p>81.3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9016" calcext:value-type="float">
            <text:p>81.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56632" calcext:value-type="float">
            <text:p>81.2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04816" calcext:value-type="float">
            <text:p>81.2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20056" calcext:value-type="float">
            <text:p>81.2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1396" calcext:value-type="float">
            <text:p>81.2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23104" calcext:value-type="float">
            <text:p>81.2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92624" calcext:value-type="float">
            <text:p>81.1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34712" calcext:value-type="float">
            <text:p>81.1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6-24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34712" calcext:value-type="float">
            <text:p>81.1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16424" calcext:value-type="float">
            <text:p>81.1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0728" calcext:value-type="float">
            <text:p>81.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25568" calcext:value-type="float">
            <text:p>81.1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85944" calcext:value-type="float">
            <text:p>81.0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64608" calcext:value-type="float">
            <text:p>81.0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768" calcext:value-type="float">
            <text:p>81.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01184" calcext:value-type="float">
            <text:p>81.1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768" calcext:value-type="float">
            <text:p>81.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24984" calcext:value-type="float">
            <text:p>81.0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006" calcext:value-type="float">
            <text:p>81.0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60976" calcext:value-type="float">
            <text:p>80.9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76216" calcext:value-type="float">
            <text:p>80.9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8536" calcext:value-type="float">
            <text:p>80.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67072" calcext:value-type="float">
            <text:p>80.9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88408" calcext:value-type="float">
            <text:p>80.9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03648" calcext:value-type="float">
            <text:p>81.0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91456" calcext:value-type="float">
            <text:p>80.9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91456" calcext:value-type="float">
            <text:p>80.9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64024" calcext:value-type="float">
            <text:p>80.9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76216" calcext:value-type="float">
            <text:p>80.9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97552" calcext:value-type="float">
            <text:p>80.9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06696" calcext:value-type="float">
            <text:p>81.0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91456" calcext:value-type="float">
            <text:p>80.9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1584" calcext:value-type="float">
            <text:p>81.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60976" calcext:value-type="float">
            <text:p>80.9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0916" calcext:value-type="float">
            <text:p>80.9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06112" calcext:value-type="float">
            <text:p>80.9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21352" calcext:value-type="float">
            <text:p>80.9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64024" calcext:value-type="float">
            <text:p>80.9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51832" calcext:value-type="float">
            <text:p>80.9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73168" calcext:value-type="float">
            <text:p>80.9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24984" calcext:value-type="float">
            <text:p>81.0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49368" calcext:value-type="float">
            <text:p>81.0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49368" calcext:value-type="float">
            <text:p>81.0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06696" calcext:value-type="float">
            <text:p>81.0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03064" calcext:value-type="float">
            <text:p>80.9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9392" calcext:value-type="float">
            <text:p>80.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64024" calcext:value-type="float">
            <text:p>80.9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09744" calcext:value-type="float">
            <text:p>81.0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06696" calcext:value-type="float">
            <text:p>81.0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18888" calcext:value-type="float">
            <text:p>81.0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21936" calcext:value-type="float">
            <text:p>81.0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18888" calcext:value-type="float">
            <text:p>81.0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12792" calcext:value-type="float">
            <text:p>81.0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64608" calcext:value-type="float">
            <text:p>81.0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55464" calcext:value-type="float">
            <text:p>81.0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79264" calcext:value-type="float">
            <text:p>80.9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18888" calcext:value-type="float">
            <text:p>81.0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4632" calcext:value-type="float">
            <text:p>81.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55464" calcext:value-type="float">
            <text:p>81.0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88992" calcext:value-type="float">
            <text:p>81.0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25568" calcext:value-type="float">
            <text:p>81.1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10328" calcext:value-type="float">
            <text:p>81.1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0728" calcext:value-type="float">
            <text:p>81.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43272" calcext:value-type="float">
            <text:p>81.0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28032" calcext:value-type="float">
            <text:p>81.0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98136" calcext:value-type="float">
            <text:p>81.0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43856" calcext:value-type="float">
            <text:p>81.1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80432" calcext:value-type="float">
            <text:p>81.1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9872" calcext:value-type="float">
            <text:p>81.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59096" calcext:value-type="float">
            <text:p>81.1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768" calcext:value-type="float">
            <text:p>81.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73752" calcext:value-type="float">
            <text:p>81.0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77384" calcext:value-type="float">
            <text:p>81.1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9872" calcext:value-type="float">
            <text:p>81.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49952" calcext:value-type="float">
            <text:p>81.1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20056" calcext:value-type="float">
            <text:p>81.2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17008" calcext:value-type="float">
            <text:p>81.2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41392" calcext:value-type="float">
            <text:p>81.2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41392" calcext:value-type="float">
            <text:p>81.2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95672" calcext:value-type="float">
            <text:p>81.1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40808" calcext:value-type="float">
            <text:p>81.1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3776" calcext:value-type="float">
            <text:p>81.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77384" calcext:value-type="float">
            <text:p>81.1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95672" calcext:value-type="float">
            <text:p>81.1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71288" calcext:value-type="float">
            <text:p>81.1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292" calcext:value-type="float">
            <text:p>81.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32248" calcext:value-type="float">
            <text:p>81.2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8348" calcext:value-type="float">
            <text:p>81.1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28616" calcext:value-type="float">
            <text:p>81.1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74336" calcext:value-type="float">
            <text:p>81.1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41392" calcext:value-type="float">
            <text:p>81.2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65776" calcext:value-type="float">
            <text:p>81.2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65776" calcext:value-type="float">
            <text:p>81.2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7492" calcext:value-type="float">
            <text:p>81.2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10912" calcext:value-type="float">
            <text:p>81.2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8348" calcext:value-type="float">
            <text:p>81.1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68824" calcext:value-type="float">
            <text:p>81.2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5112" calcext:value-type="float">
            <text:p>81.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6636" calcext:value-type="float">
            <text:p>81.3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38928" calcext:value-type="float">
            <text:p>81.3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9016" calcext:value-type="float">
            <text:p>81.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96256" calcext:value-type="float">
            <text:p>81.2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87112" calcext:value-type="float">
            <text:p>81.2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23688" calcext:value-type="float">
            <text:p>81.3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41976" calcext:value-type="float">
            <text:p>81.3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69408" calcext:value-type="float">
            <text:p>81.3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5112" calcext:value-type="float">
            <text:p>81.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63312" calcext:value-type="float">
            <text:p>81.3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60264" calcext:value-type="float">
            <text:p>81.3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2064" calcext:value-type="float">
            <text:p>81.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3-15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15128" calcext:value-type="float">
            <text:p>81.4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87696" calcext:value-type="float">
            <text:p>81.3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87696" calcext:value-type="float">
            <text:p>81.3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38928" calcext:value-type="float">
            <text:p>81.3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816" calcext:value-type="float">
            <text:p>81.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816" calcext:value-type="float">
            <text:p>81.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02936" calcext:value-type="float">
            <text:p>81.4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87696" calcext:value-type="float">
            <text:p>81.3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6636" calcext:value-type="float">
            <text:p>81.3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90744" calcext:value-type="float">
            <text:p>81.3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60264" calcext:value-type="float">
            <text:p>81.3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17592" calcext:value-type="float">
            <text:p>81.3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15128" calcext:value-type="float">
            <text:p>81.4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60848" calcext:value-type="float">
            <text:p>81.4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05984" calcext:value-type="float">
            <text:p>81.4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84648" calcext:value-type="float">
            <text:p>81.3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69408" calcext:value-type="float">
            <text:p>81.3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18176" calcext:value-type="float">
            <text:p>81.4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2732" calcext:value-type="float">
            <text:p>81.4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7304" calcext:value-type="float">
            <text:p>81.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76088" calcext:value-type="float">
            <text:p>81.4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0472" calcext:value-type="float">
            <text:p>81.5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18176" calcext:value-type="float">
            <text:p>81.4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05984" calcext:value-type="float">
            <text:p>81.4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5112" calcext:value-type="float">
            <text:p>81.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45608" calcext:value-type="float">
            <text:p>81.4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90744" calcext:value-type="float">
            <text:p>81.3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54752" calcext:value-type="float">
            <text:p>81.4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78552" calcext:value-type="float">
            <text:p>81.3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24272" calcext:value-type="float">
            <text:p>81.4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60848" calcext:value-type="float">
            <text:p>81.4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82184" calcext:value-type="float">
            <text:p>81.4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0472" calcext:value-type="float">
            <text:p>81.5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816" calcext:value-type="float">
            <text:p>81.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816" calcext:value-type="float">
            <text:p>81.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87696" calcext:value-type="float">
            <text:p>81.3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90744" calcext:value-type="float">
            <text:p>81.3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76088" calcext:value-type="float">
            <text:p>81.4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66944" calcext:value-type="float">
            <text:p>81.4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79136" calcext:value-type="float">
            <text:p>81.4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30952" calcext:value-type="float">
            <text:p>81.5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85816" calcext:value-type="float">
            <text:p>81.5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70576" calcext:value-type="float">
            <text:p>81.5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66944" calcext:value-type="float">
            <text:p>81.4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578" calcext:value-type="float">
            <text:p>81.4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6568" calcext:value-type="float">
            <text:p>81.5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94376" calcext:value-type="float">
            <text:p>81.4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76672" calcext:value-type="float">
            <text:p>81.5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40096" calcext:value-type="float">
            <text:p>81.5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37048" calcext:value-type="float">
            <text:p>81.5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82768" calcext:value-type="float">
            <text:p>81.5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94376" calcext:value-type="float">
            <text:p>81.4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21808" calcext:value-type="float">
            <text:p>81.5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43144" calcext:value-type="float">
            <text:p>81.5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73624" calcext:value-type="float">
            <text:p>81.5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7632" calcext:value-type="float">
            <text:p>81.6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76672" calcext:value-type="float">
            <text:p>81.5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54752" calcext:value-type="float">
            <text:p>81.4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97424" calcext:value-type="float">
            <text:p>81.4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8828" calcext:value-type="float">
            <text:p>81.4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88864" calcext:value-type="float">
            <text:p>81.5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7528" calcext:value-type="float">
            <text:p>81.5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24856" calcext:value-type="float">
            <text:p>81.5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12664" calcext:value-type="float">
            <text:p>81.5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15712" calcext:value-type="float">
            <text:p>81.5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544" calcext:value-type="float">
            <text:p>81.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07152" calcext:value-type="float">
            <text:p>81.6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97424" calcext:value-type="float">
            <text:p>81.4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1432" calcext:value-type="float">
            <text:p>81.5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73624" calcext:value-type="float">
            <text:p>81.5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94376" calcext:value-type="float">
            <text:p>81.4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66944" calcext:value-type="float">
            <text:p>81.4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1432" calcext:value-type="float">
            <text:p>81.5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9496" calcext:value-type="float">
            <text:p>81.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82768" calcext:value-type="float">
            <text:p>81.5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15712" calcext:value-type="float">
            <text:p>81.5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0472" calcext:value-type="float">
            <text:p>81.5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34" calcext:value-type="float">
            <text:p>81.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79136" calcext:value-type="float">
            <text:p>81.4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79136" calcext:value-type="float">
            <text:p>81.4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40096" calcext:value-type="float">
            <text:p>81.5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21808" calcext:value-type="float">
            <text:p>81.5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4256" calcext:value-type="float">
            <text:p>81.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85232" calcext:value-type="float">
            <text:p>81.4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27904" calcext:value-type="float">
            <text:p>81.5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15712" calcext:value-type="float">
            <text:p>81.5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55336" calcext:value-type="float">
            <text:p>81.5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52288" calcext:value-type="float">
            <text:p>81.5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7972" calcext:value-type="float">
            <text:p>81.5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70576" calcext:value-type="float">
            <text:p>81.5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76088" calcext:value-type="float">
            <text:p>81.4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12-15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63896" calcext:value-type="float">
            <text:p>81.4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30368" calcext:value-type="float">
            <text:p>81.4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52288" calcext:value-type="float">
            <text:p>81.5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58384" calcext:value-type="float">
            <text:p>81.5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352" calcext:value-type="float">
            <text:p>81.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79136" calcext:value-type="float">
            <text:p>81.4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0472" calcext:value-type="float">
            <text:p>81.5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63896" calcext:value-type="float">
            <text:p>81.4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12664" calcext:value-type="float">
            <text:p>81.5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24856" calcext:value-type="float">
            <text:p>81.5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30952" calcext:value-type="float">
            <text:p>81.5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66944" calcext:value-type="float">
            <text:p>81.4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7972" calcext:value-type="float">
            <text:p>81.5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46192" calcext:value-type="float">
            <text:p>81.5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12664" calcext:value-type="float">
            <text:p>81.5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82184" calcext:value-type="float">
            <text:p>81.4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52288" calcext:value-type="float">
            <text:p>81.5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15712" calcext:value-type="float">
            <text:p>81.5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448" calcext:value-type="float">
            <text:p>81.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15712" calcext:value-type="float">
            <text:p>81.5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40096" calcext:value-type="float">
            <text:p>81.5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9496" calcext:value-type="float">
            <text:p>81.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94376" calcext:value-type="float">
            <text:p>81.4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8828" calcext:value-type="float">
            <text:p>81.4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52288" calcext:value-type="float">
            <text:p>81.5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40096" calcext:value-type="float">
            <text:p>81.5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24856" calcext:value-type="float">
            <text:p>81.5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43144" calcext:value-type="float">
            <text:p>81.5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37048" calcext:value-type="float">
            <text:p>81.5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79136" calcext:value-type="float">
            <text:p>81.4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48656" calcext:value-type="float">
            <text:p>81.4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352" calcext:value-type="float">
            <text:p>81.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82184" calcext:value-type="float">
            <text:p>81.4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79136" calcext:value-type="float">
            <text:p>81.4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33416" calcext:value-type="float">
            <text:p>81.4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93792" calcext:value-type="float">
            <text:p>81.3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8828" calcext:value-type="float">
            <text:p>81.4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4924" calcext:value-type="float">
            <text:p>81.5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24856" calcext:value-type="float">
            <text:p>81.5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8828" calcext:value-type="float">
            <text:p>81.4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94376" calcext:value-type="float">
            <text:p>81.4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27904" calcext:value-type="float">
            <text:p>81.5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11-03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448" calcext:value-type="float">
            <text:p>81.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1432" calcext:value-type="float">
            <text:p>81.5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7528" calcext:value-type="float">
            <text:p>81.5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52288" calcext:value-type="float">
            <text:p>81.5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21808" calcext:value-type="float">
            <text:p>81.5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69992" calcext:value-type="float">
            <text:p>81.4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8828" calcext:value-type="float">
            <text:p>81.4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63896" calcext:value-type="float">
            <text:p>81.4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7304" calcext:value-type="float">
            <text:p>81.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15712" calcext:value-type="float">
            <text:p>81.5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30952" calcext:value-type="float">
            <text:p>81.5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352" calcext:value-type="float">
            <text:p>81.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1876" calcext:value-type="float">
            <text:p>81.5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21808" calcext:value-type="float">
            <text:p>81.5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12664" calcext:value-type="float">
            <text:p>81.5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8828" calcext:value-type="float">
            <text:p>81.4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94376" calcext:value-type="float">
            <text:p>81.4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0472" calcext:value-type="float">
            <text:p>81.5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21808" calcext:value-type="float">
            <text:p>81.5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6568" calcext:value-type="float">
            <text:p>81.5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8828" calcext:value-type="float">
            <text:p>81.4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66944" calcext:value-type="float">
            <text:p>81.4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45608" calcext:value-type="float">
            <text:p>81.4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85232" calcext:value-type="float">
            <text:p>81.4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4256" calcext:value-type="float">
            <text:p>81.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09032" calcext:value-type="float">
            <text:p>81.4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48656" calcext:value-type="float">
            <text:p>81.4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85232" calcext:value-type="float">
            <text:p>81.4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9616" calcext:value-type="float">
            <text:p>81.5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30952" calcext:value-type="float">
            <text:p>81.5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37048" calcext:value-type="float">
            <text:p>81.5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9616" calcext:value-type="float">
            <text:p>81.5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76088" calcext:value-type="float">
            <text:p>81.4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66944" calcext:value-type="float">
            <text:p>81.4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94376" calcext:value-type="float">
            <text:p>81.4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352" calcext:value-type="float">
            <text:p>81.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82184" calcext:value-type="float">
            <text:p>81.4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69992" calcext:value-type="float">
            <text:p>81.4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48656" calcext:value-type="float">
            <text:p>81.4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24272" calcext:value-type="float">
            <text:p>81.4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578" calcext:value-type="float">
            <text:p>81.4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51704" calcext:value-type="float">
            <text:p>81.4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82184" calcext:value-type="float">
            <text:p>81.4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9-22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46192" calcext:value-type="float">
            <text:p>81.5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27904" calcext:value-type="float">
            <text:p>81.5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12664" calcext:value-type="float">
            <text:p>81.5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30368" calcext:value-type="float">
            <text:p>81.4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60848" calcext:value-type="float">
            <text:p>81.4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6568" calcext:value-type="float">
            <text:p>81.5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97424" calcext:value-type="float">
            <text:p>81.4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45608" calcext:value-type="float">
            <text:p>81.4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7304" calcext:value-type="float">
            <text:p>81.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4256" calcext:value-type="float">
            <text:p>81.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7304" calcext:value-type="float">
            <text:p>81.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8828" calcext:value-type="float">
            <text:p>81.4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51704" calcext:value-type="float">
            <text:p>81.4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63896" calcext:value-type="float">
            <text:p>81.4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76088" calcext:value-type="float">
            <text:p>81.4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51704" calcext:value-type="float">
            <text:p>81.4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18176" calcext:value-type="float">
            <text:p>81.4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39512" calcext:value-type="float">
            <text:p>81.4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39512" calcext:value-type="float">
            <text:p>81.4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4256" calcext:value-type="float">
            <text:p>81.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578" calcext:value-type="float">
            <text:p>81.4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85232" calcext:value-type="float">
            <text:p>81.4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7304" calcext:value-type="float">
            <text:p>81.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48656" calcext:value-type="float">
            <text:p>81.4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54752" calcext:value-type="float">
            <text:p>81.4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45608" calcext:value-type="float">
            <text:p>81.4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4256" calcext:value-type="float">
            <text:p>81.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45608" calcext:value-type="float">
            <text:p>81.4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8828" calcext:value-type="float">
            <text:p>81.4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79136" calcext:value-type="float">
            <text:p>81.4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39512" calcext:value-type="float">
            <text:p>81.4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48656" calcext:value-type="float">
            <text:p>81.4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69992" calcext:value-type="float">
            <text:p>81.4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36464" calcext:value-type="float">
            <text:p>81.4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8-20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69992" calcext:value-type="float">
            <text:p>81.4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21224" calcext:value-type="float">
            <text:p>81.4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54752" calcext:value-type="float">
            <text:p>81.4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51704" calcext:value-type="float">
            <text:p>81.4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30368" calcext:value-type="float">
            <text:p>81.4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39512" calcext:value-type="float">
            <text:p>81.4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60848" calcext:value-type="float">
            <text:p>81.4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69992" calcext:value-type="float">
            <text:p>81.4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48656" calcext:value-type="float">
            <text:p>81.4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99888" calcext:value-type="float">
            <text:p>81.3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57216" calcext:value-type="float">
            <text:p>81.3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60264" calcext:value-type="float">
            <text:p>81.3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57216" calcext:value-type="float">
            <text:p>81.3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3588" calcext:value-type="float">
            <text:p>81.3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48072" calcext:value-type="float">
            <text:p>81.3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60264" calcext:value-type="float">
            <text:p>81.3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72456" calcext:value-type="float">
            <text:p>81.3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90744" calcext:value-type="float">
            <text:p>81.3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84648" calcext:value-type="float">
            <text:p>81.3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84648" calcext:value-type="float">
            <text:p>81.3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78552" calcext:value-type="float">
            <text:p>81.3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45024" calcext:value-type="float">
            <text:p>81.3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57216" calcext:value-type="float">
            <text:p>81.3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29784" calcext:value-type="float">
            <text:p>81.3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99304" calcext:value-type="float">
            <text:p>81.2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99304" calcext:value-type="float">
            <text:p>81.2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93208" calcext:value-type="float">
            <text:p>81.2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87112" calcext:value-type="float">
            <text:p>81.2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62728" calcext:value-type="float">
            <text:p>81.2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65776" calcext:value-type="float">
            <text:p>81.2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77968" calcext:value-type="float">
            <text:p>81.2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87112" calcext:value-type="float">
            <text:p>81.2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81016" calcext:value-type="float">
            <text:p>81.2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87112" calcext:value-type="float">
            <text:p>81.2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9016" calcext:value-type="float">
            <text:p>81.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68824" calcext:value-type="float">
            <text:p>81.2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7-16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4444" calcext:value-type="float">
            <text:p>81.2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41392" calcext:value-type="float">
            <text:p>81.2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292" calcext:value-type="float">
            <text:p>81.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17008" calcext:value-type="float">
            <text:p>81.2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20056" calcext:value-type="float">
            <text:p>81.2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26152" calcext:value-type="float">
            <text:p>81.2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20056" calcext:value-type="float">
            <text:p>81.2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04816" calcext:value-type="float">
            <text:p>81.2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01768" calcext:value-type="float">
            <text:p>81.2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92624" calcext:value-type="float">
            <text:p>81.1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86528" calcext:value-type="float">
            <text:p>81.1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80432" calcext:value-type="float">
            <text:p>81.1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59096" calcext:value-type="float">
            <text:p>81.1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40808" calcext:value-type="float">
            <text:p>81.1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65192" calcext:value-type="float">
            <text:p>81.1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77384" calcext:value-type="float">
            <text:p>81.1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65192" calcext:value-type="float">
            <text:p>81.1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56048" calcext:value-type="float">
            <text:p>81.1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49952" calcext:value-type="float">
            <text:p>81.1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40808" calcext:value-type="float">
            <text:p>81.1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0728" calcext:value-type="float">
            <text:p>81.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67656" calcext:value-type="float">
            <text:p>81.0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70704" calcext:value-type="float">
            <text:p>81.0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40224" calcext:value-type="float">
            <text:p>81.0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34128" calcext:value-type="float">
            <text:p>81.0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40224" calcext:value-type="float">
            <text:p>81.0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6-21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34128" calcext:value-type="float">
            <text:p>81.0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18888" calcext:value-type="float">
            <text:p>81.0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5488" calcext:value-type="float">
            <text:p>80.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7012" calcext:value-type="float">
            <text:p>80.9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48784" calcext:value-type="float">
            <text:p>80.9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27448" calcext:value-type="float">
            <text:p>80.9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51832" calcext:value-type="float">
            <text:p>80.9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5488" calcext:value-type="float">
            <text:p>80.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21352" calcext:value-type="float">
            <text:p>80.9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90872" calcext:value-type="float">
            <text:p>80.8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75632" calcext:value-type="float">
            <text:p>80.8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29912" calcext:value-type="float">
            <text:p>80.8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29912" calcext:value-type="float">
            <text:p>80.8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45152" calcext:value-type="float">
            <text:p>80.8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26864" calcext:value-type="float">
            <text:p>80.8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8724" calcext:value-type="float">
            <text:p>80.7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59808" calcext:value-type="float">
            <text:p>80.7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44568" calcext:value-type="float">
            <text:p>80.7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50664" calcext:value-type="float">
            <text:p>80.7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47616" calcext:value-type="float">
            <text:p>80.7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68952" calcext:value-type="float">
            <text:p>80.7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96384" calcext:value-type="float">
            <text:p>80.7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99432" calcext:value-type="float">
            <text:p>80.7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05528" calcext:value-type="float">
            <text:p>80.8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11624" calcext:value-type="float">
            <text:p>80.8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0248" calcext:value-type="float">
            <text:p>80.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96384" calcext:value-type="float">
            <text:p>80.7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8724" calcext:value-type="float">
            <text:p>80.7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20184" calcext:value-type="float">
            <text:p>80.7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47616" calcext:value-type="float">
            <text:p>80.7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78096" calcext:value-type="float">
            <text:p>80.7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90288" calcext:value-type="float">
            <text:p>80.7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75048" calcext:value-type="float">
            <text:p>80.7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62856" calcext:value-type="float">
            <text:p>80.7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50664" calcext:value-type="float">
            <text:p>80.7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62856" calcext:value-type="float">
            <text:p>80.7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62856" calcext:value-type="float">
            <text:p>80.7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50664" calcext:value-type="float">
            <text:p>80.7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38472" calcext:value-type="float">
            <text:p>80.7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59808" calcext:value-type="float">
            <text:p>80.7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78096" calcext:value-type="float">
            <text:p>80.7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93336" calcext:value-type="float">
            <text:p>80.7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8724" calcext:value-type="float">
            <text:p>80.7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59808" calcext:value-type="float">
            <text:p>80.7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20184" calcext:value-type="float">
            <text:p>80.7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32376" calcext:value-type="float">
            <text:p>80.7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35424" calcext:value-type="float">
            <text:p>80.7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38472" calcext:value-type="float">
            <text:p>80.7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47616" calcext:value-type="float">
            <text:p>80.7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1104" calcext:value-type="float">
            <text:p>80.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56176" calcext:value-type="float">
            <text:p>80.6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22648" calcext:value-type="float">
            <text:p>80.6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3484" calcext:value-type="float">
            <text:p>80.6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38472" calcext:value-type="float">
            <text:p>80.7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98848" calcext:value-type="float">
            <text:p>80.6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958" calcext:value-type="float">
            <text:p>80.6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6532" calcext:value-type="float">
            <text:p>80.6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56176" calcext:value-type="float">
            <text:p>80.6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17136" calcext:value-type="float">
            <text:p>80.7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04944" calcext:value-type="float">
            <text:p>80.7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92752" calcext:value-type="float">
            <text:p>80.6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04944" calcext:value-type="float">
            <text:p>80.7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38472" calcext:value-type="float">
            <text:p>80.7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4152" calcext:value-type="float">
            <text:p>80.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23232" calcext:value-type="float">
            <text:p>80.7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07992" calcext:value-type="float">
            <text:p>80.7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4152" calcext:value-type="float">
            <text:p>80.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5676" calcext:value-type="float">
            <text:p>80.7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81144" calcext:value-type="float">
            <text:p>80.7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90288" calcext:value-type="float">
            <text:p>80.7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78096" calcext:value-type="float">
            <text:p>80.7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32376" calcext:value-type="float">
            <text:p>80.7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1104" calcext:value-type="float">
            <text:p>80.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38472" calcext:value-type="float">
            <text:p>80.7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14088" calcext:value-type="float">
            <text:p>80.7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958" calcext:value-type="float">
            <text:p>80.6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2628" calcext:value-type="float">
            <text:p>80.7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44568" calcext:value-type="float">
            <text:p>80.7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4152" calcext:value-type="float">
            <text:p>80.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90288" calcext:value-type="float">
            <text:p>80.7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08576" calcext:value-type="float">
            <text:p>80.8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29912" calcext:value-type="float">
            <text:p>80.8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9392" calcext:value-type="float">
            <text:p>80.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60392" calcext:value-type="float">
            <text:p>80.8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72" calcext:value-type="float">
            <text:p>80.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35424" calcext:value-type="float">
            <text:p>80.7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3296" calcext:value-type="float">
            <text:p>80.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14672" calcext:value-type="float">
            <text:p>80.8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42104" calcext:value-type="float">
            <text:p>80.8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26864" calcext:value-type="float">
            <text:p>80.8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78096" calcext:value-type="float">
            <text:p>80.7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29912" calcext:value-type="float">
            <text:p>80.8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69536" calcext:value-type="float">
            <text:p>80.8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66488" calcext:value-type="float">
            <text:p>80.8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27448" calcext:value-type="float">
            <text:p>80.9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7012" calcext:value-type="float">
            <text:p>80.9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3-18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3964" calcext:value-type="float">
            <text:p>80.9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42688" calcext:value-type="float">
            <text:p>80.9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03064" calcext:value-type="float">
            <text:p>80.9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03064" calcext:value-type="float">
            <text:p>80.9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33544" calcext:value-type="float">
            <text:p>80.9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88408" calcext:value-type="float">
            <text:p>80.9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94504" calcext:value-type="float">
            <text:p>80.9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21936" calcext:value-type="float">
            <text:p>81.0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36592" calcext:value-type="float">
            <text:p>80.9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69536" calcext:value-type="float">
            <text:p>80.8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42688" calcext:value-type="float">
            <text:p>80.9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97552" calcext:value-type="float">
            <text:p>80.9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79264" calcext:value-type="float">
            <text:p>80.9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24984" calcext:value-type="float">
            <text:p>81.0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37176" calcext:value-type="float">
            <text:p>81.0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28032" calcext:value-type="float">
            <text:p>81.0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79264" calcext:value-type="float">
            <text:p>80.9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57928" calcext:value-type="float">
            <text:p>80.9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28032" calcext:value-type="float">
            <text:p>81.0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45736" calcext:value-type="float">
            <text:p>80.9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48784" calcext:value-type="float">
            <text:p>80.9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45736" calcext:value-type="float">
            <text:p>80.9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1584" calcext:value-type="float">
            <text:p>81.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7012" calcext:value-type="float">
            <text:p>80.9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0916" calcext:value-type="float">
            <text:p>80.9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90872" calcext:value-type="float">
            <text:p>80.8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60976" calcext:value-type="float">
            <text:p>80.9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12792" calcext:value-type="float">
            <text:p>81.0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24984" calcext:value-type="float">
            <text:p>81.0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4632" calcext:value-type="float">
            <text:p>81.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40224" calcext:value-type="float">
            <text:p>81.0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24984" calcext:value-type="float">
            <text:p>81.0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79848" calcext:value-type="float">
            <text:p>81.0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10328" calcext:value-type="float">
            <text:p>81.1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88992" calcext:value-type="float">
            <text:p>81.0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10328" calcext:value-type="float">
            <text:p>81.1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16424" calcext:value-type="float">
            <text:p>81.1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95088" calcext:value-type="float">
            <text:p>81.0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82896" calcext:value-type="float">
            <text:p>81.0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82896" calcext:value-type="float">
            <text:p>81.0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768" calcext:value-type="float">
            <text:p>81.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4632" calcext:value-type="float">
            <text:p>81.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73168" calcext:value-type="float">
            <text:p>80.9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57928" calcext:value-type="float">
            <text:p>80.9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28032" calcext:value-type="float">
            <text:p>81.0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10328" calcext:value-type="float">
            <text:p>81.1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25568" calcext:value-type="float">
            <text:p>81.1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95088" calcext:value-type="float">
            <text:p>81.0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55464" calcext:value-type="float">
            <text:p>81.0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10328" calcext:value-type="float">
            <text:p>81.1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74336" calcext:value-type="float">
            <text:p>81.1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65192" calcext:value-type="float">
            <text:p>81.1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04232" calcext:value-type="float">
            <text:p>81.1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98136" calcext:value-type="float">
            <text:p>81.0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01184" calcext:value-type="float">
            <text:p>81.1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25568" calcext:value-type="float">
            <text:p>81.1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31664" calcext:value-type="float">
            <text:p>81.1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49368" calcext:value-type="float">
            <text:p>81.0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43272" calcext:value-type="float">
            <text:p>81.0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13376" calcext:value-type="float">
            <text:p>81.1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768" calcext:value-type="float">
            <text:p>81.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52416" calcext:value-type="float">
            <text:p>81.0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49368" calcext:value-type="float">
            <text:p>81.0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12792" calcext:value-type="float">
            <text:p>81.0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8536" calcext:value-type="float">
            <text:p>80.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3108" calcext:value-type="float">
            <text:p>81.0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79848" calcext:value-type="float">
            <text:p>81.0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9204" calcext:value-type="float">
            <text:p>81.0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49952" calcext:value-type="float">
            <text:p>81.1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59096" calcext:value-type="float">
            <text:p>81.1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59096" calcext:value-type="float">
            <text:p>81.1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6824" calcext:value-type="float">
            <text:p>81.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43856" calcext:value-type="float">
            <text:p>81.1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04232" calcext:value-type="float">
            <text:p>81.1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6156" calcext:value-type="float">
            <text:p>81.0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67656" calcext:value-type="float">
            <text:p>81.0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01184" calcext:value-type="float">
            <text:p>81.1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2252" calcext:value-type="float">
            <text:p>81.1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3776" calcext:value-type="float">
            <text:p>81.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65396" calcext:value-type="float">
            <text:p>80.76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347526896552" calcext:value-type="float">
            <text:p>80.934752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572168" calcext:value-type="float">
            <text:p>80.95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211417931035" calcext:value-type="float">
            <text:p>80.921141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26356" calcext:value-type="float">
            <text:p>80.82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745656" calcext:value-type="float">
            <text:p>80.67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574968" calcext:value-type="float">
            <text:p>80.65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840072258065" calcext:value-type="float">
            <text:p>80.58400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219624" calcext:value-type="float">
            <text:p>80.52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535212903226" calcext:value-type="float">
            <text:p>80.6535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27436137931" calcext:value-type="float">
            <text:p>80.727436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332904" calcext:value-type="float">
            <text:p>80.73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563607741936" calcext:value-type="float">
            <text:p>80.85636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225968" calcext:value-type="float">
            <text:p>80.82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735492" calcext:value-type="float">
            <text:p>80.873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760117241379" calcext:value-type="float">
            <text:p>81.07601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714152" calcext:value-type="float">
            <text:p>81.07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003208" calcext:value-type="float">
            <text:p>80.90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05744137931" calcext:value-type="float">
            <text:p>80.90574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286545" calcext:value-type="float">
            <text:p>80.9286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333922758621" calcext:value-type="float">
            <text:p>81.033392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981608" calcext:value-type="float">
            <text:p>81.398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79226666667" calcext:value-type="float">
            <text:p>81.507922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21304" calcext:value-type="float">
            <text:p>81.61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348670967742" calcext:value-type="float">
            <text:p>81.8348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579288275862" calcext:value-type="float">
            <text:p>81.857928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83432516129" calcext:value-type="float">
            <text:p>81.98343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894472" calcext:value-type="float">
            <text:p>82.089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592451612903" calcext:value-type="float">
            <text:p>81.9592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36064516129" calcext:value-type="float">
            <text:p>81.7036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526436" calcext:value-type="float">
            <text:p>81.552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706802580645" calcext:value-type="float">
            <text:p>81.47068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4543" calcext:value-type="float">
            <text:p>81.545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084" calcext:value-type="float">
            <text:p>81.6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67414285714" calcext:value-type="float">
            <text:p>81.69674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72616774194" calcext:value-type="float">
            <text:p>81.74726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03368" calcext:value-type="float">
            <text:p>81.79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27448" calcext:value-type="float">
            <text:p>81.75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494188387097" calcext:value-type="float">
            <text:p>81.84941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512712" calcext:value-type="float">
            <text:p>81.95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578745806452" calcext:value-type="float">
            <text:p>81.85787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78248" calcext:value-type="float">
            <text:p>81.75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7604" calcext:value-type="float">
            <text:p>81.66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476668387097" calcext:value-type="float">
            <text:p>81.54766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09848" calcext:value-type="float">
            <text:p>81.64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50321290322" calcext:value-type="float">
            <text:p>81.705032129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888345714286" calcext:value-type="float">
            <text:p>81.78883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777357419355" calcext:value-type="float">
            <text:p>81.87773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18907096774" calcext:value-type="float">
            <text:p>82.28189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33608" calcext:value-type="float">
            <text:p>82.36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548892903226" calcext:value-type="float">
            <text:p>82.45488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4746" calcext:value-type="float">
            <text:p>82.54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319741935484" calcext:value-type="float">
            <text:p>82.5319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005169032258" calcext:value-type="float">
            <text:p>82.40051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548264" calcext:value-type="float">
            <text:p>82.35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01930322581" calcext:value-type="float">
            <text:p>82.39019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080648" calcext:value-type="float">
            <text:p>82.40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893704" calcext:value-type="float">
            <text:p>82.38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34316137931" calcext:value-type="float">
            <text:p>82.434316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238636" calcext:value-type="float">
            <text:p>82.423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337558709677" calcext:value-type="float">
            <text:p>82.33375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218824" calcext:value-type="float">
            <text:p>82.421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281396129032" calcext:value-type="float">
            <text:p>82.52813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537848" calcext:value-type="float">
            <text:p>82.45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37064" calcext:value-type="float">
            <text:p>82.28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77992258065" calcext:value-type="float">
            <text:p>81.96779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25184" calcext:value-type="float">
            <text:p>81.92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20303483871" calcext:value-type="float">
            <text:p>82.02030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736232" calcext:value-type="float">
            <text:p>81.973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883486451613" calcext:value-type="float">
            <text:p>81.98834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79592" calcext:value-type="float">
            <text:p>82.0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777179354839" calcext:value-type="float">
            <text:p>82.17771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584348387097" calcext:value-type="float">
            <text:p>82.3584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033404" calcext:value-type="float">
            <text:p>82.4033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548892903226" calcext:value-type="float">
            <text:p>82.45488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173944827586" calcext:value-type="float">
            <text:p>82.41739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094701935484" calcext:value-type="float">
            <text:p>82.30947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26104516129" calcext:value-type="float">
            <text:p>82.0261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723024" calcext:value-type="float">
            <text:p>81.97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279667096774" calcext:value-type="float">
            <text:p>82.12796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8744" calcext:value-type="float">
            <text:p>82.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593078709677" calcext:value-type="float">
            <text:p>82.55930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478262857143" calcext:value-type="float">
            <text:p>82.64782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30476" calcext:value-type="float">
            <text:p>82.753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962534193548" calcext:value-type="float">
            <text:p>82.99625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334128" calcext:value-type="float">
            <text:p>83.03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483224" calcext:value-type="float">
            <text:p>83.14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520816" calcext:value-type="float">
            <text:p>83.15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527516129032" calcext:value-type="float">
            <text:p>82.8527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106322580645" calcext:value-type="float">
            <text:p>82.6106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885828" calcext:value-type="float">
            <text:p>82.488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203780645161" calcext:value-type="float">
            <text:p>82.4203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953392" calcext:value-type="float">
            <text:p>82.495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054703225806" calcext:value-type="float">
            <text:p>82.60547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91871428571" calcext:value-type="float">
            <text:p>82.75918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857388387097" calcext:value-type="float">
            <text:p>82.88573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059873548387" calcext:value-type="float">
            <text:p>83.00598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502223448276" calcext:value-type="float">
            <text:p>83.050222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999837419355" calcext:value-type="float">
            <text:p>83.09998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816728" calcext:value-type="float">
            <text:p>83.08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799378064516" calcext:value-type="float">
            <text:p>82.87993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585153548387" calcext:value-type="float">
            <text:p>82.65851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144656" calcext:value-type="float">
            <text:p>82.41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136429677419" calcext:value-type="float">
            <text:p>82.41364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751208" calcext:value-type="float">
            <text:p>82.47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363003870968" calcext:value-type="float">
            <text:p>82.53630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770691428571" calcext:value-type="float">
            <text:p>82.577069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384575483871" calcext:value-type="float">
            <text:p>82.63845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731207272727" calcext:value-type="float">
            <text:p>82.673120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752617142857" calcext:value-type="float">
            <text:p>82.775261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950012727273" calcext:value-type="float">
            <text:p>82.895001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289267692308" calcext:value-type="float">
            <text:p>83.028926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84112" calcext:value-type="float">
            <text:p>82.6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91656" calcext:value-type="float">
            <text:p>82.5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5988" calcext:value-type="float">
            <text:p>82.8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06718" calcext:value-type="float">
            <text:p>82.706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06616" calcext:value-type="float">
            <text:p>82.9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06616" calcext:value-type="float">
            <text:p>82.9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99504" calcext:value-type="float">
            <text:p>82.8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609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056" calcext:value-type="float">
            <text:p>82.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8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788" meta:object-count="0"/>
    <meta:user-defined meta:name="AppVersion">3.0</meta:user-defined>
  </office:meta>
</office:document-meta>
</file>